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125cm" svg:height="9.326cm" svg:x="26.461cm" svg:y="0cm">
            <draw:object draw:notify-on-update-of-ranges="Sheet1.A1:Sheet1.A1 Sheet1.A2:Sheet1.A28 Sheet1.B1:Sheet1.B1 Sheet1.B2:Sheet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6.57cm" svg:y="9.297cm">
            <draw:object draw:notify-on-update-of-ranges="Sheet1.D1:Sheet1.D94 Sheet1.E1:Sheet1.E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39.758cm" svg:y="9.108cm">
            <draw:object draw:notify-on-update-of-ranges="Sheet1.G1:Sheet1.G1 Sheet1.G2:Sheet1.G42 Sheet1.H1:Sheet1.H1 Sheet1.H2:Sheet1.H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9.721cm" svg:y="0.32cm">
            <draw:object draw:notify-on-update-of-ranges="Sheet1.J1:Sheet1.J84 Sheet1.K1:Sheet1.K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0.347429" calcext:value-type="float">
            <text:p>3.47E-01</text:p>
          </table:table-cell>
          <table:table-cell office:value-type="float" office:value="0.0106668" calcext:value-type="float">
            <text:p>1.07E-02</text:p>
          </table:table-cell>
          <table:table-cell office:value-type="string" calcext:value-type="string">
            <text:p>Left:SL_cubic</text:p>
          </table:table-cell>
          <table:table-cell office:value-type="float" office:value="0.349526" calcext:value-type="float">
            <text:p>3.50E-01</text:p>
          </table:table-cell>
          <table:table-cell office:value-type="float" office:value="0.00994768" calcext:value-type="float">
            <text:p>9.95E-03</text:p>
          </table:table-cell>
          <table:table-cell office:value-type="string" calcext:value-type="string">
            <text:p>Left:SL_tanh (:newNonlin)</text:p>
          </table:table-cell>
          <table:table-cell table:style-name="ce1" office:value-type="float" office:value="0.356226" calcext:value-type="float">
            <text:p>3.56E-01</text:p>
          </table:table-cell>
          <table:table-cell table:style-name="ce1" office:value-type="float" office:value="0.00972223" calcext:value-type="float">
            <text:p>9.72E-03</text:p>
          </table:table-cell>
          <table:table-cell office:value-type="string" calcext:value-type="string">
            <text:p>left:DL_tanh</text:p>
          </table:table-cell>
          <table:table-cell office:value-type="float" office:value="0.337528" calcext:value-type="float">
            <text:p>3.38E-01</text:p>
          </table:table-cell>
          <table:table-cell office:value-type="float" office:value="0.00930177" calcext:value-type="float">
            <text:p>9.30E-03</text:p>
          </table:table-cell>
          <table:table-cell office:value-type="string" calcext:value-type="string">
            <text:p>left:DL_cubic</text:p>
          </table:table-cell>
        </table:table-row>
        <table:table-row table:style-name="ro1">
          <table:table-cell office:value-type="float" office:value="0.339981" calcext:value-type="float">
            <text:p>3.40E-01</text:p>
          </table:table-cell>
          <table:table-cell office:value-type="float" office:value="0.0114122" calcext:value-type="float">
            <text:p>1.14E-02</text:p>
          </table:table-cell>
          <table:table-cell/>
          <table:table-cell office:value-type="float" office:value="0.336217" calcext:value-type="float">
            <text:p>3.36E-01</text:p>
          </table:table-cell>
          <table:table-cell office:value-type="float" office:value="0.00974245" calcext:value-type="float">
            <text:p>9.74E-03</text:p>
          </table:table-cell>
          <table:table-cell/>
          <table:table-cell table:style-name="ce1" office:value-type="float" office:value="0.370266" calcext:value-type="float">
            <text:p>3.70E-01</text:p>
          </table:table-cell>
          <table:table-cell table:style-name="ce1" office:value-type="float" office:value="0.00852635" calcext:value-type="float">
            <text:p>8.53E-03</text:p>
          </table:table-cell>
          <table:table-cell/>
          <table:table-cell office:value-type="float" office:value="0.317738" calcext:value-type="float">
            <text:p>3.18E-01</text:p>
          </table:table-cell>
          <table:table-cell office:value-type="float" office:value="0.00841445" calcext:value-type="float">
            <text:p>8.41E-03</text:p>
          </table:table-cell>
          <table:table-cell/>
        </table:table-row>
        <table:table-row table:style-name="ro1">
          <table:table-cell office:value-type="float" office:value="0.331974" calcext:value-type="float">
            <text:p>3.32E-01</text:p>
          </table:table-cell>
          <table:table-cell office:value-type="float" office:value="0.0120642" calcext:value-type="float">
            <text:p>1.21E-02</text:p>
          </table:table-cell>
          <table:table-cell/>
          <table:table-cell office:value-type="float" office:value="0.322219" calcext:value-type="float">
            <text:p>3.22E-01</text:p>
          </table:table-cell>
          <table:table-cell office:value-type="float" office:value="0.0095181" calcext:value-type="float">
            <text:p>9.52E-03</text:p>
          </table:table-cell>
          <table:table-cell/>
          <table:table-cell table:style-name="ce1" office:value-type="float" office:value="0.384753" calcext:value-type="float">
            <text:p>3.85E-01</text:p>
          </table:table-cell>
          <table:table-cell table:style-name="ce1" office:value-type="float" office:value="0.00732321" calcext:value-type="float">
            <text:p>7.32E-03</text:p>
          </table:table-cell>
          <table:table-cell/>
          <table:table-cell office:value-type="float" office:value="0.297456" calcext:value-type="float">
            <text:p>2.97E-01</text:p>
          </table:table-cell>
          <table:table-cell office:value-type="float" office:value="0.00751927" calcext:value-type="float">
            <text:p>7.52E-03</text:p>
          </table:table-cell>
          <table:table-cell/>
        </table:table-row>
        <table:table-row table:style-name="ro1">
          <table:table-cell office:value-type="float" office:value="0.323379" calcext:value-type="float">
            <text:p>3.23E-01</text:p>
          </table:table-cell>
          <table:table-cell office:value-type="float" office:value="0.0126245" calcext:value-type="float">
            <text:p>1.26E-02</text:p>
          </table:table-cell>
          <table:table-cell/>
          <table:table-cell office:value-type="float" office:value="0.307722" calcext:value-type="float">
            <text:p>3.08E-01</text:p>
          </table:table-cell>
          <table:table-cell office:value-type="float" office:value="0.00927552" calcext:value-type="float">
            <text:p>9.28E-03</text:p>
          </table:table-cell>
          <table:table-cell/>
          <table:table-cell table:style-name="ce1" office:value-type="float" office:value="0.398754" calcext:value-type="float">
            <text:p>3.99E-01</text:p>
          </table:table-cell>
          <table:table-cell table:style-name="ce1" office:value-type="float" office:value="0.00619898" calcext:value-type="float">
            <text:p>6.20E-03</text:p>
          </table:table-cell>
          <table:table-cell/>
          <table:table-cell office:value-type="float" office:value="0.276689" calcext:value-type="float">
            <text:p>2.77E-01</text:p>
          </table:table-cell>
          <table:table-cell office:value-type="float" office:value="0.00662592" calcext:value-type="float">
            <text:p>6.63E-03</text:p>
          </table:table-cell>
          <table:table-cell/>
        </table:table-row>
        <table:table-row table:style-name="ro1">
          <table:table-cell office:value-type="float" office:value="0.314166" calcext:value-type="float">
            <text:p>3.14E-01</text:p>
          </table:table-cell>
          <table:table-cell office:value-type="float" office:value="0.0130924" calcext:value-type="float">
            <text:p>1.31E-02</text:p>
          </table:table-cell>
          <table:table-cell/>
          <table:table-cell office:value-type="float" office:value="0.292622" calcext:value-type="float">
            <text:p>2.93E-01</text:p>
          </table:table-cell>
          <table:table-cell office:value-type="float" office:value="0.00901039" calcext:value-type="float">
            <text:p>9.01E-03</text:p>
          </table:table-cell>
          <table:table-cell/>
          <table:table-cell table:style-name="ce1" office:value-type="float" office:value="0.412325" calcext:value-type="float">
            <text:p>4.12E-01</text:p>
          </table:table-cell>
          <table:table-cell table:style-name="ce1" office:value-type="float" office:value="0.00515267" calcext:value-type="float">
            <text:p>5.15E-03</text:p>
          </table:table-cell>
          <table:table-cell/>
          <table:table-cell office:value-type="float" office:value="0.25545" calcext:value-type="float">
            <text:p>2.55E-01</text:p>
          </table:table-cell>
          <table:table-cell office:value-type="float" office:value="0.00574477" calcext:value-type="float">
            <text:p>5.74E-03</text:p>
          </table:table-cell>
          <table:table-cell/>
        </table:table-row>
        <table:table-row table:style-name="ro1">
          <table:table-cell office:value-type="float" office:value="0.304295" calcext:value-type="float">
            <text:p>3.04E-01</text:p>
          </table:table-cell>
          <table:table-cell office:value-type="float" office:value="0.0134654" calcext:value-type="float">
            <text:p>1.35E-02</text:p>
          </table:table-cell>
          <table:table-cell/>
          <table:table-cell office:value-type="float" office:value="0.276776" calcext:value-type="float">
            <text:p>2.77E-01</text:p>
          </table:table-cell>
          <table:table-cell office:value-type="float" office:value="0.00871662" calcext:value-type="float">
            <text:p>8.72E-03</text:p>
          </table:table-cell>
          <table:table-cell/>
          <table:table-cell table:style-name="ce1" office:value-type="float" office:value="0.425514" calcext:value-type="float">
            <text:p>4.26E-01</text:p>
          </table:table-cell>
          <table:table-cell table:style-name="ce1" office:value-type="float" office:value="0.00418284" calcext:value-type="float">
            <text:p>4.18E-03</text:p>
          </table:table-cell>
          <table:table-cell/>
          <table:table-cell office:value-type="float" office:value="0.233756" calcext:value-type="float">
            <text:p>2.34E-01</text:p>
          </table:table-cell>
          <table:table-cell office:value-type="float" office:value="0.00488684" calcext:value-type="float">
            <text:p>4.89E-03</text:p>
          </table:table-cell>
          <table:table-cell/>
        </table:table-row>
        <table:table-row table:style-name="ro1">
          <table:table-cell office:value-type="float" office:value="0.293723" calcext:value-type="float">
            <text:p>2.94E-01</text:p>
          </table:table-cell>
          <table:table-cell office:value-type="float" office:value="0.0137395" calcext:value-type="float">
            <text:p>1.37E-02</text:p>
          </table:table-cell>
          <table:table-cell/>
          <table:table-cell office:value-type="float" office:value="0.259977" calcext:value-type="float">
            <text:p>2.60E-01</text:p>
          </table:table-cell>
          <table:table-cell office:value-type="float" office:value="0.00838511" calcext:value-type="float">
            <text:p>8.39E-03</text:p>
          </table:table-cell>
          <table:table-cell/>
          <table:table-cell table:style-name="ce1" office:value-type="float" office:value="0.43836" calcext:value-type="float">
            <text:p>4.38E-01</text:p>
          </table:table-cell>
          <table:table-cell table:style-name="ce1" office:value-type="float" office:value="0.00328824" calcext:value-type="float">
            <text:p>3.29E-03</text:p>
          </table:table-cell>
          <table:table-cell/>
          <table:table-cell office:value-type="float" office:value="0.211625" calcext:value-type="float">
            <text:p>2.12E-01</text:p>
          </table:table-cell>
          <table:table-cell office:value-type="float" office:value="0.00406355" calcext:value-type="float">
            <text:p>4.06E-03</text:p>
          </table:table-cell>
          <table:table-cell/>
        </table:table-row>
        <table:table-row table:style-name="ro1">
          <table:table-cell office:value-type="float" office:value="0.282398" calcext:value-type="float">
            <text:p>2.82E-01</text:p>
          </table:table-cell>
          <table:table-cell office:value-type="float" office:value="0.0139093" calcext:value-type="float">
            <text:p>1.39E-02</text:p>
          </table:table-cell>
          <table:table-cell/>
          <table:table-cell office:value-type="float" office:value="0.241906" calcext:value-type="float">
            <text:p>2.42E-01</text:p>
          </table:table-cell>
          <table:table-cell office:value-type="float" office:value="0.00800143" calcext:value-type="float">
            <text:p>8.00E-03</text:p>
          </table:table-cell>
          <table:table-cell/>
          <table:table-cell table:style-name="ce1" office:value-type="float" office:value="0.450897" calcext:value-type="float">
            <text:p>4.51E-01</text:p>
          </table:table-cell>
          <table:table-cell table:style-name="ce1" office:value-type="float" office:value="0.00246833" calcext:value-type="float">
            <text:p>2.47E-03</text:p>
          </table:table-cell>
          <table:table-cell/>
          <table:table-cell office:value-type="float" office:value="0.189081" calcext:value-type="float">
            <text:p>1.89E-01</text:p>
          </table:table-cell>
          <table:table-cell office:value-type="float" office:value="0.0032866" calcext:value-type="float">
            <text:p>3.29E-03</text:p>
          </table:table-cell>
          <table:table-cell/>
        </table:table-row>
        <table:table-row table:style-name="ro1">
          <table:table-cell office:value-type="float" office:value="0.27026" calcext:value-type="float">
            <text:p>2.70E-01</text:p>
          </table:table-cell>
          <table:table-cell office:value-type="float" office:value="0.0139679" calcext:value-type="float">
            <text:p>1.40E-02</text:p>
          </table:table-cell>
          <table:table-cell/>
          <table:table-cell office:value-type="float" office:value="0.222041" calcext:value-type="float">
            <text:p>2.22E-01</text:p>
          </table:table-cell>
          <table:table-cell office:value-type="float" office:value="0.00754041" calcext:value-type="float">
            <text:p>7.54E-03</text:p>
          </table:table-cell>
          <table:table-cell/>
          <table:table-cell table:style-name="ce1" office:value-type="float" office:value="0.463154" calcext:value-type="float">
            <text:p>4.63E-01</text:p>
          </table:table-cell>
          <table:table-cell table:style-name="ce1" office:value-type="float" office:value="0.00172429" calcext:value-type="float">
            <text:p>1.72E-03</text:p>
          </table:table-cell>
          <table:table-cell/>
          <table:table-cell office:value-type="float" office:value="0.166155" calcext:value-type="float">
            <text:p>1.66E-01</text:p>
          </table:table-cell>
          <table:table-cell office:value-type="float" office:value="0.00256765" calcext:value-type="float">
            <text:p>2.57E-03</text:p>
          </table:table-cell>
          <table:table-cell/>
        </table:table-row>
        <table:table-row table:style-name="ro1">
          <table:table-cell office:value-type="float" office:value="0.25724" calcext:value-type="float">
            <text:p>2.57E-01</text:p>
          </table:table-cell>
          <table:table-cell office:value-type="float" office:value="0.0139073" calcext:value-type="float">
            <text:p>1.39E-02</text:p>
          </table:table-cell>
          <table:table-cell/>
          <table:table-cell office:value-type="float" office:value="0.199437" calcext:value-type="float">
            <text:p>1.99E-01</text:p>
          </table:table-cell>
          <table:table-cell office:value-type="float" office:value="0.00695247" calcext:value-type="float">
            <text:p>6.95E-03</text:p>
          </table:table-cell>
          <table:table-cell/>
          <table:table-cell table:style-name="ce1" office:value-type="float" office:value="0.475156" calcext:value-type="float">
            <text:p>4.75E-01</text:p>
          </table:table-cell>
          <table:table-cell table:style-name="ce1" office:value-type="float" office:value="0.00106137" calcext:value-type="float">
            <text:p>1.06E-03</text:p>
          </table:table-cell>
          <table:table-cell/>
          <table:table-cell office:value-type="float" office:value="0.142879" calcext:value-type="float">
            <text:p>1.43E-01</text:p>
          </table:table-cell>
          <table:table-cell office:value-type="float" office:value="0.00191809" calcext:value-type="float">
            <text:p>1.92E-03</text:p>
          </table:table-cell>
          <table:table-cell/>
        </table:table-row>
        <table:table-row table:style-name="ro1">
          <table:table-cell office:value-type="float" office:value="0.243256" calcext:value-type="float">
            <text:p>2.43E-01</text:p>
          </table:table-cell>
          <table:table-cell office:value-type="float" office:value="0.0137177" calcext:value-type="float">
            <text:p>1.37E-02</text:p>
          </table:table-cell>
          <table:table-cell/>
          <table:table-cell office:value-type="float" office:value="0.172366" calcext:value-type="float">
            <text:p>1.72E-01</text:p>
          </table:table-cell>
          <table:table-cell office:value-type="float" office:value="0.00612695" calcext:value-type="float">
            <text:p>6.13E-03</text:p>
          </table:table-cell>
          <table:table-cell/>
          <table:table-cell table:style-name="ce1" office:value-type="float" office:value="0.48692" calcext:value-type="float">
            <text:p>4.87E-01</text:p>
          </table:table-cell>
          <table:table-cell table:style-name="ce1" office:value-type="float" office:value="0.00049554" calcext:value-type="float">
            <text:p>4.96E-04</text:p>
          </table:table-cell>
          <table:table-cell/>
          <table:table-cell office:value-type="float" office:value="0.119291" calcext:value-type="float">
            <text:p>1.19E-01</text:p>
          </table:table-cell>
          <table:table-cell office:value-type="float" office:value="0.00134872" calcext:value-type="float">
            <text:p>1.35E-03</text:p>
          </table:table-cell>
          <table:table-cell/>
        </table:table-row>
        <table:table-row table:style-name="ro1">
          <table:table-cell office:value-type="float" office:value="0.228211" calcext:value-type="float">
            <text:p>2.28E-01</text:p>
          </table:table-cell>
          <table:table-cell office:value-type="float" office:value="0.0133877" calcext:value-type="float">
            <text:p>1.34E-02</text:p>
          </table:table-cell>
          <table:table-cell/>
          <table:table-cell office:value-type="float" office:value="0.140718" calcext:value-type="float">
            <text:p>1.41E-01</text:p>
          </table:table-cell>
          <table:table-cell office:value-type="float" office:value="0.00493997" calcext:value-type="float">
            <text:p>4.94E-03</text:p>
          </table:table-cell>
          <table:table-cell/>
          <table:table-cell table:style-name="ce1" office:value-type="float" office:value="0.498448" calcext:value-type="float">
            <text:p>4.98E-01</text:p>
          </table:table-cell>
          <table:table-cell table:style-name="ce1" office:value-type="float" office:value="0.0000785182" calcext:value-type="float">
            <text:p>7.85E-05</text:p>
          </table:table-cell>
          <table:table-cell/>
          <table:table-cell office:value-type="float" office:value="0.0954356" calcext:value-type="float">
            <text:p>9.54E-02</text:p>
          </table:table-cell>
          <table:table-cell office:value-type="float" office:value="0.000869424" calcext:value-type="float">
            <text:p>8.69E-04</text:p>
          </table:table-cell>
          <table:table-cell/>
        </table:table-row>
        <table:table-row table:style-name="ro1">
          <table:table-cell office:value-type="float" office:value="0.211994" calcext:value-type="float">
            <text:p>2.12E-01</text:p>
          </table:table-cell>
          <table:table-cell office:value-type="float" office:value="0.0129042" calcext:value-type="float">
            <text:p>1.29E-02</text:p>
          </table:table-cell>
          <table:table-cell/>
          <table:table-cell office:value-type="float" office:value="0.118174" calcext:value-type="float">
            <text:p>1.18E-01</text:p>
          </table:table-cell>
          <table:table-cell office:value-type="float" office:value="0.00351417" calcext:value-type="float">
            <text:p>3.51E-03</text:p>
          </table:table-cell>
          <table:table-cell/>
          <table:table-cell table:style-name="ce1" office:value-type="float" office:value="0.502779" calcext:value-type="float">
            <text:p>5.03E-01</text:p>
          </table:table-cell>
          <table:table-cell table:style-name="ce1" office:value-type="float" office:value="0.000000202006" calcext:value-type="float">
            <text:p>2.02E-07</text:p>
          </table:table-cell>
          <table:table-cell/>
          <table:table-cell office:value-type="float" office:value="0.0713604" calcext:value-type="float">
            <text:p>7.14E-02</text:p>
          </table:table-cell>
          <table:table-cell office:value-type="float" office:value="0.000488815" calcext:value-type="float">
            <text:p>4.89E-04</text:p>
          </table:table-cell>
          <table:table-cell/>
        </table:table-row>
        <table:table-row table:style-name="ro1">
          <table:table-cell office:value-type="float" office:value="0.19447" calcext:value-type="float">
            <text:p>1.94E-01</text:p>
          </table:table-cell>
          <table:table-cell office:value-type="float" office:value="0.0122519" calcext:value-type="float">
            <text:p>1.23E-02</text:p>
          </table:table-cell>
          <table:table-cell/>
          <table:table-cell office:value-type="float" office:value="0.114548" calcext:value-type="float">
            <text:p>1.15E-01</text:p>
          </table:table-cell>
          <table:table-cell office:value-type="float" office:value="0.00322083" calcext:value-type="float">
            <text:p>3.22E-03</text:p>
          </table:table-cell>
          <table:table-cell/>
          <table:table-cell table:style-name="ce1" office:value-type="float" office:value="0.502829" calcext:value-type="float">
            <text:p>5.03E-01</text:p>
          </table:table-cell>
          <table:table-cell table:style-name="ce1" office:value-type="float" office:value="0.0000000469892" calcext:value-type="float">
            <text:p>4.70E-08</text:p>
          </table:table-cell>
          <table:table-cell/>
          <table:table-cell office:value-type="float" office:value="0.0471174" calcext:value-type="float">
            <text:p>4.71E-02</text:p>
          </table:table-cell>
          <table:table-cell office:value-type="float" office:value="0.000213951" calcext:value-type="float">
            <text:p>2.14E-04</text:p>
          </table:table-cell>
          <table:table-cell/>
        </table:table-row>
        <table:table-row table:style-name="ro1">
          <table:table-cell office:value-type="float" office:value="0.175487" calcext:value-type="float">
            <text:p>1.75E-01</text:p>
          </table:table-cell>
          <table:table-cell office:value-type="float" office:value="0.0114136" calcext:value-type="float">
            <text:p>1.14E-02</text:p>
          </table:table-cell>
          <table:table-cell/>
          <table:table-cell office:value-type="float" office:value="0.118105" calcext:value-type="float">
            <text:p>1.18E-01</text:p>
          </table:table-cell>
          <table:table-cell office:value-type="float" office:value="0.00341797" calcext:value-type="float">
            <text:p>3.42E-03</text:p>
          </table:table-cell>
          <table:table-cell/>
          <table:table-cell table:style-name="ce1" office:value-type="float" office:value="0.349747" calcext:value-type="float">
            <text:p>3.50E-01</text:p>
          </table:table-cell>
          <table:table-cell table:style-name="ce1" office:value-type="float" office:value="0.010281" calcext:value-type="float">
            <text:p>1.03E-02</text:p>
          </table:table-cell>
          <table:table-cell/>
          <table:table-cell office:value-type="float" office:value="0.0227619" calcext:value-type="float">
            <text:p>2.28E-02</text:p>
          </table:table-cell>
          <table:table-cell office:value-type="float" office:value="0.0000500481" calcext:value-type="float">
            <text:p>5.00E-05</text:p>
          </table:table-cell>
          <table:table-cell/>
        </table:table-row>
        <table:table-row table:style-name="ro1">
          <table:table-cell office:value-type="float" office:value="0.15487" calcext:value-type="float">
            <text:p>1.55E-01</text:p>
          </table:table-cell>
          <table:table-cell office:value-type="float" office:value="0.0103704" calcext:value-type="float">
            <text:p>1.04E-02</text:p>
          </table:table-cell>
          <table:table-cell/>
          <table:table-cell office:value-type="float" office:value="0.12713" calcext:value-type="float">
            <text:p>1.27E-01</text:p>
          </table:table-cell>
          <table:table-cell office:value-type="float" office:value="0.00384439" calcext:value-type="float">
            <text:p>3.84E-03</text:p>
          </table:table-cell>
          <table:table-cell/>
          <table:table-cell table:style-name="ce1" office:value-type="float" office:value="0.334904" calcext:value-type="float">
            <text:p>3.35E-01</text:p>
          </table:table-cell>
          <table:table-cell table:style-name="ce1" office:value-type="float" office:value="0.0115694" calcext:value-type="float">
            <text:p>1.16E-02</text:p>
          </table:table-cell>
          <table:table-cell/>
          <table:table-cell office:value-type="float" office:value="0.0200001" calcext:value-type="float">
            <text:p>2.00E-02</text:p>
          </table:table-cell>
          <table:table-cell office:value-type="float" office:value="0.0000386461" calcext:value-type="float">
            <text:p>3.86E-05</text:p>
          </table:table-cell>
          <table:table-cell/>
        </table:table-row>
        <table:table-row table:style-name="ro1">
          <table:table-cell office:value-type="float" office:value="0.132433" calcext:value-type="float">
            <text:p>1.32E-01</text:p>
          </table:table-cell>
          <table:table-cell office:value-type="float" office:value="0.00910303" calcext:value-type="float">
            <text:p>9.10E-03</text:p>
          </table:table-cell>
          <table:table-cell/>
          <table:table-cell office:value-type="float" office:value="0.156069" calcext:value-type="float">
            <text:p>1.56E-01</text:p>
          </table:table-cell>
          <table:table-cell office:value-type="float" office:value="0.00502684" calcext:value-type="float">
            <text:p>5.03E-03</text:p>
          </table:table-cell>
          <table:table-cell/>
          <table:table-cell table:style-name="ce1" office:value-type="float" office:value="0.318331" calcext:value-type="float">
            <text:p>3.18E-01</text:p>
          </table:table-cell>
          <table:table-cell table:style-name="ce1" office:value-type="float" office:value="0.0130019" calcext:value-type="float">
            <text:p>1.30E-02</text:p>
          </table:table-cell>
          <table:table-cell/>
          <table:table-cell office:value-type="float" office:value="0.368151" calcext:value-type="float">
            <text:p>3.68E-01</text:p>
          </table:table-cell>
          <table:table-cell office:value-type="float" office:value="0.0106834" calcext:value-type="float">
            <text:p>1.07E-02</text:p>
          </table:table-cell>
          <table:table-cell/>
        </table:table-row>
        <table:table-row table:style-name="ro1">
          <table:table-cell office:value-type="float" office:value="0.108003" calcext:value-type="float">
            <text:p>1.08E-01</text:p>
          </table:table-cell>
          <table:table-cell office:value-type="float" office:value="0.00759465" calcext:value-type="float">
            <text:p>7.59E-03</text:p>
          </table:table-cell>
          <table:table-cell/>
          <table:table-cell office:value-type="float" office:value="0.158904" calcext:value-type="float">
            <text:p>1.59E-01</text:p>
          </table:table-cell>
          <table:table-cell office:value-type="float" office:value="0.00512786" calcext:value-type="float">
            <text:p>5.13E-03</text:p>
          </table:table-cell>
          <table:table-cell/>
          <table:table-cell table:style-name="ce1" office:value-type="float" office:value="0.300984" calcext:value-type="float">
            <text:p>3.01E-01</text:p>
          </table:table-cell>
          <table:table-cell table:style-name="ce1" office:value-type="float" office:value="0.014456" calcext:value-type="float">
            <text:p>1.45E-02</text:p>
          </table:table-cell>
          <table:table-cell/>
          <table:table-cell office:value-type="float" office:value="0.386637" calcext:value-type="float">
            <text:p>3.87E-01</text:p>
          </table:table-cell>
          <table:table-cell office:value-type="float" office:value="0.0115111" calcext:value-type="float">
            <text:p>1.15E-02</text:p>
          </table:table-cell>
          <table:table-cell/>
        </table:table-row>
        <table:table-row table:style-name="ro1">
          <table:table-cell office:value-type="float" office:value="0.0814788" calcext:value-type="float">
            <text:p>8.15E-02</text:p>
          </table:table-cell>
          <table:table-cell office:value-type="float" office:value="0.00583777" calcext:value-type="float">
            <text:p>5.84E-03</text:p>
          </table:table-cell>
          <table:table-cell/>
          <table:table-cell office:value-type="float" office:value="0.155383" calcext:value-type="float">
            <text:p>1.55E-01</text:p>
          </table:table-cell>
          <table:table-cell office:value-type="float" office:value="0.00500695" calcext:value-type="float">
            <text:p>5.01E-03</text:p>
          </table:table-cell>
          <table:table-cell/>
          <table:table-cell table:style-name="ce1" office:value-type="float" office:value="0.282887" calcext:value-type="float">
            <text:p>2.83E-01</text:p>
          </table:table-cell>
          <table:table-cell table:style-name="ce1" office:value-type="float" office:value="0.0158549" calcext:value-type="float">
            <text:p>1.59E-02</text:p>
          </table:table-cell>
          <table:table-cell/>
          <table:table-cell office:value-type="float" office:value="0.40462" calcext:value-type="float">
            <text:p>4.05E-01</text:p>
          </table:table-cell>
          <table:table-cell office:value-type="float" office:value="0.0123033" calcext:value-type="float">
            <text:p>1.23E-02</text:p>
          </table:table-cell>
          <table:table-cell/>
        </table:table-row>
        <table:table-row table:style-name="ro1">
          <table:table-cell office:value-type="float" office:value="0.0529399" calcext:value-type="float">
            <text:p>5.29E-02</text:p>
          </table:table-cell>
          <table:table-cell office:value-type="float" office:value="0.00384594" calcext:value-type="float">
            <text:p>3.85E-03</text:p>
          </table:table-cell>
          <table:table-cell/>
          <table:table-cell office:value-type="float" office:value="0.147397" calcext:value-type="float">
            <text:p>1.47E-01</text:p>
          </table:table-cell>
          <table:table-cell office:value-type="float" office:value="0.00473509" calcext:value-type="float">
            <text:p>4.74E-03</text:p>
          </table:table-cell>
          <table:table-cell/>
          <table:table-cell table:style-name="ce1" office:value-type="float" office:value="0.264256" calcext:value-type="float">
            <text:p>2.64E-01</text:p>
          </table:table-cell>
          <table:table-cell table:style-name="ce1" office:value-type="float" office:value="0.0170387" calcext:value-type="float">
            <text:p>1.70E-02</text:p>
          </table:table-cell>
          <table:table-cell/>
          <table:table-cell office:value-type="float" office:value="0.422102" calcext:value-type="float">
            <text:p>4.22E-01</text:p>
          </table:table-cell>
          <table:table-cell office:value-type="float" office:value="0.0130544" calcext:value-type="float">
            <text:p>1.31E-02</text:p>
          </table:table-cell>
          <table:table-cell/>
        </table:table-row>
        <table:table-row table:style-name="ro1">
          <table:table-cell office:value-type="float" office:value="0.022793" calcext:value-type="float">
            <text:p>2.28E-02</text:p>
          </table:table-cell>
          <table:table-cell office:value-type="float" office:value="0.00166928" calcext:value-type="float">
            <text:p>1.67E-03</text:p>
          </table:table-cell>
          <table:table-cell/>
          <table:table-cell office:value-type="float" office:value="0.139348" calcext:value-type="float">
            <text:p>1.39E-01</text:p>
          </table:table-cell>
          <table:table-cell office:value-type="float" office:value="0.00446355" calcext:value-type="float">
            <text:p>4.46E-03</text:p>
          </table:table-cell>
          <table:table-cell/>
          <table:table-cell table:style-name="ce1" office:value-type="float" office:value="0.245705" calcext:value-type="float">
            <text:p>2.46E-01</text:p>
          </table:table-cell>
          <table:table-cell table:style-name="ce1" office:value-type="float" office:value="0.0176979" calcext:value-type="float">
            <text:p>1.77E-02</text:p>
          </table:table-cell>
          <table:table-cell/>
          <table:table-cell office:value-type="float" office:value="0.439087" calcext:value-type="float">
            <text:p>4.39E-01</text:p>
          </table:table-cell>
          <table:table-cell office:value-type="float" office:value="0.0137596" calcext:value-type="float">
            <text:p>1.38E-02</text:p>
          </table:table-cell>
          <table:table-cell/>
        </table:table-row>
        <table:table-row table:style-name="ro1">
          <table:table-cell office:value-type="float" office:value="0.00999612" calcext:value-type="float">
            <text:p>1.00E-02</text:p>
          </table:table-cell>
          <table:table-cell office:value-type="float" office:value="0.000733158" calcext:value-type="float">
            <text:p>7.33E-04</text:p>
          </table:table-cell>
          <table:table-cell/>
          <table:table-cell office:value-type="float" office:value="0.131279" calcext:value-type="float">
            <text:p>1.31E-01</text:p>
          </table:table-cell>
          <table:table-cell office:value-type="float" office:value="0.00419362" calcext:value-type="float">
            <text:p>4.19E-03</text:p>
          </table:table-cell>
          <table:table-cell/>
          <table:table-cell table:style-name="ce1" office:value-type="float" office:value="0.228375" calcext:value-type="float">
            <text:p>2.28E-01</text:p>
          </table:table-cell>
          <table:table-cell table:style-name="ce1" office:value-type="float" office:value="0.0173337" calcext:value-type="float">
            <text:p>1.73E-02</text:p>
          </table:table-cell>
          <table:table-cell/>
          <table:table-cell office:value-type="float" office:value="0.455579" calcext:value-type="float">
            <text:p>4.56E-01</text:p>
          </table:table-cell>
          <table:table-cell office:value-type="float" office:value="0.0144151" calcext:value-type="float">
            <text:p>1.44E-02</text:p>
          </table:table-cell>
          <table:table-cell/>
        </table:table-row>
        <table:table-row table:style-name="ro1">
          <table:table-cell office:value-type="float" office:value="0.358237" calcext:value-type="float">
            <text:p>3.58E-01</text:p>
          </table:table-cell>
          <table:table-cell office:value-type="float" office:value="0.00926561" calcext:value-type="float">
            <text:p>9.27E-03</text:p>
          </table:table-cell>
          <table:table-cell/>
          <table:table-cell office:value-type="float" office:value="0.12319" calcext:value-type="float">
            <text:p>1.23E-01</text:p>
          </table:table-cell>
          <table:table-cell office:value-type="float" office:value="0.00392511" calcext:value-type="float">
            <text:p>3.93E-03</text:p>
          </table:table-cell>
          <table:table-cell/>
          <table:table-cell table:style-name="ce1" office:value-type="float" office:value="0.215503" calcext:value-type="float">
            <text:p>2.16E-01</text:p>
          </table:table-cell>
          <table:table-cell table:style-name="ce1" office:value-type="float" office:value="0.0156148" calcext:value-type="float">
            <text:p>1.56E-02</text:p>
          </table:table-cell>
          <table:table-cell/>
          <table:table-cell office:value-type="float" office:value="0.471587" calcext:value-type="float">
            <text:p>4.72E-01</text:p>
          </table:table-cell>
          <table:table-cell office:value-type="float" office:value="0.0150177" calcext:value-type="float">
            <text:p>1.50E-02</text:p>
          </table:table-cell>
          <table:table-cell/>
        </table:table-row>
        <table:table-row table:style-name="ro1">
          <table:table-cell office:value-type="float" office:value="0.364323" calcext:value-type="float">
            <text:p>3.64E-01</text:p>
          </table:table-cell>
          <table:table-cell office:value-type="float" office:value="0.00824015" calcext:value-type="float">
            <text:p>8.24E-03</text:p>
          </table:table-cell>
          <table:table-cell/>
          <table:table-cell office:value-type="float" office:value="0.115078" calcext:value-type="float">
            <text:p>1.15E-01</text:p>
          </table:table-cell>
          <table:table-cell office:value-type="float" office:value="0.00365785" calcext:value-type="float">
            <text:p>3.66E-03</text:p>
          </table:table-cell>
          <table:table-cell/>
          <table:table-cell table:style-name="ce1" office:value-type="float" office:value="0.209805" calcext:value-type="float">
            <text:p>2.10E-01</text:p>
          </table:table-cell>
          <table:table-cell table:style-name="ce1" office:value-type="float" office:value="0.0149767" calcext:value-type="float">
            <text:p>1.50E-02</text:p>
          </table:table-cell>
          <table:table-cell/>
          <table:table-cell office:value-type="float" office:value="0.487116" calcext:value-type="float">
            <text:p>4.87E-01</text:p>
          </table:table-cell>
          <table:table-cell office:value-type="float" office:value="0.0155651" calcext:value-type="float">
            <text:p>1.56E-02</text:p>
          </table:table-cell>
          <table:table-cell/>
        </table:table-row>
        <table:table-row table:style-name="ro1">
          <table:table-cell office:value-type="float" office:value="0.3699" calcext:value-type="float">
            <text:p>3.70E-01</text:p>
          </table:table-cell>
          <table:table-cell office:value-type="float" office:value="0.00706916" calcext:value-type="float">
            <text:p>7.07E-03</text:p>
          </table:table-cell>
          <table:table-cell/>
          <table:table-cell office:value-type="float" office:value="0.106944" calcext:value-type="float">
            <text:p>1.07E-01</text:p>
          </table:table-cell>
          <table:table-cell office:value-type="float" office:value="0.00339168" calcext:value-type="float">
            <text:p>3.39E-03</text:p>
          </table:table-cell>
          <table:table-cell/>
          <table:table-cell table:style-name="ce1" office:value-type="float" office:value="0.201183" calcext:value-type="float">
            <text:p>2.01E-01</text:p>
          </table:table-cell>
          <table:table-cell table:style-name="ce1" office:value-type="float" office:value="0.0140597" calcext:value-type="float">
            <text:p>1.41E-02</text:p>
          </table:table-cell>
          <table:table-cell/>
          <table:table-cell office:value-type="float" office:value="0.502175" calcext:value-type="float">
            <text:p>5.02E-01</text:p>
          </table:table-cell>
          <table:table-cell office:value-type="float" office:value="0.0160556" calcext:value-type="float">
            <text:p>1.61E-02</text:p>
          </table:table-cell>
          <table:table-cell/>
        </table:table-row>
        <table:table-row table:style-name="ro1">
          <table:table-cell office:value-type="float" office:value="0.374949" calcext:value-type="float">
            <text:p>3.75E-01</text:p>
          </table:table-cell>
          <table:table-cell office:value-type="float" office:value="0.00569898" calcext:value-type="float">
            <text:p>5.70E-03</text:p>
          </table:table-cell>
          <table:table-cell/>
          <table:table-cell office:value-type="float" office:value="0.0987855" calcext:value-type="float">
            <text:p>9.88E-02</text:p>
          </table:table-cell>
          <table:table-cell office:value-type="float" office:value="0.00312646" calcext:value-type="float">
            <text:p>3.13E-03</text:p>
          </table:table-cell>
          <table:table-cell/>
          <table:table-cell table:style-name="ce1" office:value-type="float" office:value="0.19234" calcext:value-type="float">
            <text:p>1.92E-01</text:p>
          </table:table-cell>
          <table:table-cell table:style-name="ce1" office:value-type="float" office:value="0.0131353" calcext:value-type="float">
            <text:p>1.31E-02</text:p>
          </table:table-cell>
          <table:table-cell/>
          <table:table-cell office:value-type="float" office:value="0.516774" calcext:value-type="float">
            <text:p>5.17E-01</text:p>
          </table:table-cell>
          <table:table-cell office:value-type="float" office:value="0.0164881" calcext:value-type="float">
            <text:p>1.65E-02</text:p>
          </table:table-cell>
          <table:table-cell/>
        </table:table-row>
        <table:table-row table:style-name="ro1">
          <table:table-cell office:value-type="float" office:value="0.379389" calcext:value-type="float">
            <text:p>3.79E-01</text:p>
          </table:table-cell>
          <table:table-cell office:value-type="float" office:value="0.00400912" calcext:value-type="float">
            <text:p>4.01E-03</text:p>
          </table:table-cell>
          <table:table-cell/>
          <table:table-cell office:value-type="float" office:value="0.0906036" calcext:value-type="float">
            <text:p>9.06E-02</text:p>
          </table:table-cell>
          <table:table-cell office:value-type="float" office:value="0.00286203" calcext:value-type="float">
            <text:p>2.86E-03</text:p>
          </table:table-cell>
          <table:table-cell/>
          <table:table-cell table:style-name="ce1" office:value-type="float" office:value="0.183355" calcext:value-type="float">
            <text:p>1.83E-01</text:p>
          </table:table-cell>
          <table:table-cell table:style-name="ce1" office:value-type="float" office:value="0.0122099" calcext:value-type="float">
            <text:p>1.22E-02</text:p>
          </table:table-cell>
          <table:table-cell/>
          <table:table-cell office:value-type="float" office:value="0.530921" calcext:value-type="float">
            <text:p>5.31E-01</text:p>
          </table:table-cell>
          <table:table-cell office:value-type="float" office:value="0.0168622" calcext:value-type="float">
            <text:p>1.69E-02</text:p>
          </table:table-cell>
          <table:table-cell/>
        </table:table-row>
        <table:table-row table:style-name="ro1">
          <table:table-cell office:value-type="float" office:value="0.382809" calcext:value-type="float">
            <text:p>3.83E-01</text:p>
          </table:table-cell>
          <table:table-cell office:value-type="float" office:value="0.00166335" calcext:value-type="float">
            <text:p>1.66E-03</text:p>
          </table:table-cell>
          <table:table-cell/>
          <table:table-cell office:value-type="float" office:value="0.0823981" calcext:value-type="float">
            <text:p>8.24E-02</text:p>
          </table:table-cell>
          <table:table-cell office:value-type="float" office:value="0.0025983" calcext:value-type="float">
            <text:p>2.60E-03</text:p>
          </table:table-cell>
          <table:table-cell/>
          <table:table-cell table:style-name="ce1" office:value-type="float" office:value="0.174231" calcext:value-type="float">
            <text:p>1.74E-01</text:p>
          </table:table-cell>
          <table:table-cell table:style-name="ce1" office:value-type="float" office:value="0.0112839" calcext:value-type="float">
            <text:p>1.13E-02</text:p>
          </table:table-cell>
          <table:table-cell/>
          <table:table-cell office:value-type="float" office:value="0.544626" calcext:value-type="float">
            <text:p>5.45E-01</text:p>
          </table:table-cell>
          <table:table-cell office:value-type="float" office:value="0.0171777" calcext:value-type="float">
            <text:p>1.72E-02</text:p>
          </table:table-cell>
          <table:table-cell/>
        </table:table-row>
        <table:table-row table:style-name="ro1">
          <table:table-cell office:value-type="float" office:value="0.383502" calcext:value-type="float">
            <text:p>3.84E-01</text:p>
          </table:table-cell>
          <table:table-cell office:value-type="float" office:value="-0.00000000519606" calcext:value-type="float">
            <text:p>-5.20E-09</text:p>
          </table:table-cell>
          <table:table-cell/>
          <table:table-cell office:value-type="float" office:value="0.0741696" calcext:value-type="float">
            <text:p>7.42E-02</text:p>
          </table:table-cell>
          <table:table-cell office:value-type="float" office:value="0.00233513" calcext:value-type="float">
            <text:p>2.34E-03</text:p>
          </table:table-cell>
          <table:table-cell/>
          <table:table-cell table:style-name="ce1" office:value-type="float" office:value="0.164952" calcext:value-type="float">
            <text:p>1.65E-01</text:p>
          </table:table-cell>
          <table:table-cell table:style-name="ce1" office:value-type="float" office:value="0.0103571" calcext:value-type="float">
            <text:p>1.04E-02</text:p>
          </table:table-cell>
          <table:table-cell/>
          <table:table-cell office:value-type="float" office:value="0.557899" calcext:value-type="float">
            <text:p>5.58E-01</text:p>
          </table:table-cell>
          <table:table-cell office:value-type="float" office:value="0.0174352" calcext:value-type="float">
            <text:p>1.74E-02</text:p>
          </table:table-cell>
          <table:table-cell/>
        </table:table-row>
        <table:table-row table:style-name="ro1">
          <table:table-cell office:value-type="float" office:value="0.383051" calcext:value-type="float">
            <text:p>3.83E-01</text:p>
          </table:table-cell>
          <table:table-cell office:value-type="float" office:value="-0.00134228" calcext:value-type="float">
            <text:p>-1.34E-03</text:p>
          </table:table-cell>
          <table:table-cell/>
          <table:table-cell office:value-type="float" office:value="0.0659189" calcext:value-type="float">
            <text:p>6.59E-02</text:p>
          </table:table-cell>
          <table:table-cell office:value-type="float" office:value="0.00207243" calcext:value-type="float">
            <text:p>2.07E-03</text:p>
          </table:table-cell>
          <table:table-cell/>
          <table:table-cell table:style-name="ce1" office:value-type="float" office:value="0.155496" calcext:value-type="float">
            <text:p>1.55E-01</text:p>
          </table:table-cell>
          <table:table-cell table:style-name="ce1" office:value-type="float" office:value="0.0094295" calcext:value-type="float">
            <text:p>9.43E-03</text:p>
          </table:table-cell>
          <table:table-cell/>
          <table:table-cell office:value-type="float" office:value="0.570752" calcext:value-type="float">
            <text:p>5.71E-01</text:p>
          </table:table-cell>
          <table:table-cell office:value-type="float" office:value="0.0176352" calcext:value-type="float">
            <text:p>1.76E-02</text:p>
          </table:table-cell>
          <table:table-cell/>
        </table:table-row>
        <table:table-row table:style-name="ro1">
          <table:table-cell office:value-type="float" office:value="0.379809" calcext:value-type="float">
            <text:p>3.80E-01</text:p>
          </table:table-cell>
          <table:table-cell office:value-type="float" office:value="-0.00380414" calcext:value-type="float">
            <text:p>-3.80E-03</text:p>
          </table:table-cell>
          <table:table-cell/>
          <table:table-cell office:value-type="float" office:value="0.0576474" calcext:value-type="float">
            <text:p>5.76E-02</text:p>
          </table:table-cell>
          <table:table-cell office:value-type="float" office:value="0.00181012" calcext:value-type="float">
            <text:p>1.81E-03</text:p>
          </table:table-cell>
          <table:table-cell/>
          <table:table-cell table:style-name="ce1" office:value-type="float" office:value="0.145836" calcext:value-type="float">
            <text:p>1.46E-01</text:p>
          </table:table-cell>
          <table:table-cell table:style-name="ce1" office:value-type="float" office:value="0.00850132" calcext:value-type="float">
            <text:p>8.50E-03</text:p>
          </table:table-cell>
          <table:table-cell/>
          <table:table-cell office:value-type="float" office:value="0.583193" calcext:value-type="float">
            <text:p>5.83E-01</text:p>
          </table:table-cell>
          <table:table-cell office:value-type="float" office:value="0.017779" calcext:value-type="float">
            <text:p>1.78E-02</text:p>
          </table:table-cell>
          <table:table-cell/>
        </table:table-row>
        <table:table-row table:style-name="ro1">
          <table:table-cell office:value-type="float" office:value="0.375444" calcext:value-type="float">
            <text:p>3.75E-01</text:p>
          </table:table-cell>
          <table:table-cell office:value-type="float" office:value="-0.00554064" calcext:value-type="float">
            <text:p>-5.54E-03</text:p>
          </table:table-cell>
          <table:table-cell/>
          <table:table-cell office:value-type="float" office:value="0.0493567" calcext:value-type="float">
            <text:p>4.94E-02</text:p>
          </table:table-cell>
          <table:table-cell office:value-type="float" office:value="0.00154811" calcext:value-type="float">
            <text:p>1.55E-03</text:p>
          </table:table-cell>
          <table:table-cell/>
          <table:table-cell table:style-name="ce1" office:value-type="float" office:value="0.135934" calcext:value-type="float">
            <text:p>1.36E-01</text:p>
          </table:table-cell>
          <table:table-cell table:style-name="ce1" office:value-type="float" office:value="0.00757338" calcext:value-type="float">
            <text:p>7.57E-03</text:p>
          </table:table-cell>
          <table:table-cell/>
          <table:table-cell office:value-type="float" office:value="0.595233" calcext:value-type="float">
            <text:p>5.95E-01</text:p>
          </table:table-cell>
          <table:table-cell office:value-type="float" office:value="0.0178679" calcext:value-type="float">
            <text:p>1.79E-02</text:p>
          </table:table-cell>
          <table:table-cell/>
        </table:table-row>
        <table:table-row table:style-name="ro1">
          <table:table-cell office:value-type="float" office:value="0.370452" calcext:value-type="float">
            <text:p>3.70E-01</text:p>
          </table:table-cell>
          <table:table-cell office:value-type="float" office:value="-0.00693674" calcext:value-type="float">
            <text:p>-6.94E-03</text:p>
          </table:table-cell>
          <table:table-cell/>
          <table:table-cell office:value-type="float" office:value="0.0410488" calcext:value-type="float">
            <text:p>4.10E-02</text:p>
          </table:table-cell>
          <table:table-cell office:value-type="float" office:value="0.00128635" calcext:value-type="float">
            <text:p>1.29E-03</text:p>
          </table:table-cell>
          <table:table-cell/>
          <table:table-cell table:style-name="ce1" office:value-type="float" office:value="0.125749" calcext:value-type="float">
            <text:p>1.26E-01</text:p>
          </table:table-cell>
          <table:table-cell table:style-name="ce1" office:value-type="float" office:value="0.00664723" calcext:value-type="float">
            <text:p>6.65E-03</text:p>
          </table:table-cell>
          <table:table-cell/>
          <table:table-cell office:value-type="float" office:value="0.606882" calcext:value-type="float">
            <text:p>6.07E-01</text:p>
          </table:table-cell>
          <table:table-cell office:value-type="float" office:value="0.0179036" calcext:value-type="float">
            <text:p>1.79E-02</text:p>
          </table:table-cell>
          <table:table-cell/>
        </table:table-row>
        <table:table-row table:style-name="ro1">
          <table:table-cell office:value-type="float" office:value="0.364929" calcext:value-type="float">
            <text:p>3.65E-01</text:p>
          </table:table-cell>
          <table:table-cell office:value-type="float" office:value="-0.00812536" calcext:value-type="float">
            <text:p>-8.13E-03</text:p>
          </table:table-cell>
          <table:table-cell/>
          <table:table-cell office:value-type="float" office:value="0.0327262" calcext:value-type="float">
            <text:p>3.27E-02</text:p>
          </table:table-cell>
          <table:table-cell office:value-type="float" office:value="0.00102478" calcext:value-type="float">
            <text:p>1.02E-03</text:p>
          </table:table-cell>
          <table:table-cell/>
          <table:table-cell table:style-name="ce1" office:value-type="float" office:value="0.115228" calcext:value-type="float">
            <text:p>1.15E-01</text:p>
          </table:table-cell>
          <table:table-cell table:style-name="ce1" office:value-type="float" office:value="0.00572566" calcext:value-type="float">
            <text:p>5.73E-03</text:p>
          </table:table-cell>
          <table:table-cell/>
          <table:table-cell office:value-type="float" office:value="0.61815" calcext:value-type="float">
            <text:p>6.18E-01</text:p>
          </table:table-cell>
          <table:table-cell office:value-type="float" office:value="0.0178877" calcext:value-type="float">
            <text:p>1.79E-02</text:p>
          </table:table-cell>
          <table:table-cell/>
        </table:table-row>
        <table:table-row table:style-name="ro1">
          <table:table-cell office:value-type="float" office:value="0.358896" calcext:value-type="float">
            <text:p>3.59E-01</text:p>
          </table:table-cell>
          <table:table-cell office:value-type="float" office:value="-0.00916444" calcext:value-type="float">
            <text:p>-9.16E-03</text:p>
          </table:table-cell>
          <table:table-cell/>
          <table:table-cell office:value-type="float" office:value="0.0243914" calcext:value-type="float">
            <text:p>2.44E-02</text:p>
          </table:table-cell>
          <table:table-cell office:value-type="float" office:value="0.00076334" calcext:value-type="float">
            <text:p>7.63E-04</text:p>
          </table:table-cell>
          <table:table-cell/>
          <table:table-cell table:style-name="ce1" office:value-type="float" office:value="0.104309" calcext:value-type="float">
            <text:p>1.04E-01</text:p>
          </table:table-cell>
          <table:table-cell table:style-name="ce1" office:value-type="float" office:value="0.00481319" calcext:value-type="float">
            <text:p>4.81E-03</text:p>
          </table:table-cell>
          <table:table-cell/>
          <table:table-cell office:value-type="float" office:value="0.629047" calcext:value-type="float">
            <text:p>6.29E-01</text:p>
          </table:table-cell>
          <table:table-cell office:value-type="float" office:value="0.0178223" calcext:value-type="float">
            <text:p>1.78E-02</text:p>
          </table:table-cell>
          <table:table-cell/>
        </table:table-row>
        <table:table-row table:style-name="ro1">
          <table:table-cell office:value-type="float" office:value="0.352352" calcext:value-type="float">
            <text:p>3.52E-01</text:p>
          </table:table-cell>
          <table:table-cell office:value-type="float" office:value="-0.0100831" calcext:value-type="float">
            <text:p>-1.01E-02</text:p>
          </table:table-cell>
          <table:table-cell/>
          <table:table-cell office:value-type="float" office:value="0.0160473" calcext:value-type="float">
            <text:p>1.60E-02</text:p>
          </table:table-cell>
          <table:table-cell office:value-type="float" office:value="0.000502001" calcext:value-type="float">
            <text:p>5.02E-04</text:p>
          </table:table-cell>
          <table:table-cell/>
          <table:table-cell table:style-name="ce1" office:value-type="float" office:value="0.0929155" calcext:value-type="float">
            <text:p>9.29E-02</text:p>
          </table:table-cell>
          <table:table-cell table:style-name="ce1" office:value-type="float" office:value="0.00391699" calcext:value-type="float">
            <text:p>3.92E-03</text:p>
          </table:table-cell>
          <table:table-cell/>
          <table:table-cell office:value-type="float" office:value="0.639582" calcext:value-type="float">
            <text:p>6.40E-01</text:p>
          </table:table-cell>
          <table:table-cell office:value-type="float" office:value="0.0177095" calcext:value-type="float">
            <text:p>1.77E-02</text:p>
          </table:table-cell>
          <table:table-cell/>
        </table:table-row>
        <table:table-row table:style-name="ro1">
          <table:table-cell office:value-type="float" office:value="0.345284" calcext:value-type="float">
            <text:p>3.45E-01</text:p>
          </table:table-cell>
          <table:table-cell office:value-type="float" office:value="-0.0108971" calcext:value-type="float">
            <text:p>-1.09E-02</text:p>
          </table:table-cell>
          <table:table-cell/>
          <table:table-cell office:value-type="float" office:value="0.01" calcext:value-type="float">
            <text:p>1.00E-02</text:p>
          </table:table-cell>
          <table:table-cell office:value-type="float" office:value="0.000312767" calcext:value-type="float">
            <text:p>3.13E-04</text:p>
          </table:table-cell>
          <table:table-cell/>
          <table:table-cell table:style-name="ce1" office:value-type="float" office:value="0.0809586" calcext:value-type="float">
            <text:p>8.10E-02</text:p>
          </table:table-cell>
          <table:table-cell table:style-name="ce1" office:value-type="float" office:value="0.00304814" calcext:value-type="float">
            <text:p>3.05E-03</text:p>
          </table:table-cell>
          <table:table-cell/>
          <table:table-cell office:value-type="float" office:value="0.649766" calcext:value-type="float">
            <text:p>6.50E-01</text:p>
          </table:table-cell>
          <table:table-cell office:value-type="float" office:value="0.0175514" calcext:value-type="float">
            <text:p>1.76E-02</text:p>
          </table:table-cell>
          <table:table-cell/>
        </table:table-row>
        <table:table-row table:style-name="ro1">
          <table:table-cell office:value-type="float" office:value="0.337673" calcext:value-type="float">
            <text:p>3.38E-01</text:p>
          </table:table-cell>
          <table:table-cell office:value-type="float" office:value="-0.0116146" calcext:value-type="float">
            <text:p>-1.16E-02</text:p>
          </table:table-cell>
          <table:table-cell/>
          <table:table-cell office:value-type="float" office:value="0.356443" calcext:value-type="float">
            <text:p>3.56E-01</text:p>
          </table:table-cell>
          <table:table-cell office:value-type="float" office:value="0.0100515" calcext:value-type="float">
            <text:p>1.01E-02</text:p>
          </table:table-cell>
          <table:table-cell/>
          <table:table-cell table:style-name="ce1" office:value-type="float" office:value="0.068335" calcext:value-type="float">
            <text:p>6.83E-02</text:p>
          </table:table-cell>
          <table:table-cell table:style-name="ce1" office:value-type="float" office:value="0.00222357" calcext:value-type="float">
            <text:p>2.22E-03</text:p>
          </table:table-cell>
          <table:table-cell/>
          <table:table-cell office:value-type="float" office:value="0.659605" calcext:value-type="float">
            <text:p>6.60E-01</text:p>
          </table:table-cell>
          <table:table-cell office:value-type="float" office:value="0.0173505" calcext:value-type="float">
            <text:p>1.74E-02</text:p>
          </table:table-cell>
          <table:table-cell/>
        </table:table-row>
        <table:table-row table:style-name="ro1">
          <table:table-cell office:value-type="float" office:value="0.329495" calcext:value-type="float">
            <text:p>3.29E-01</text:p>
          </table:table-cell>
          <table:table-cell office:value-type="float" office:value="-0.0122394" calcext:value-type="float">
            <text:p>-1.22E-02</text:p>
          </table:table-cell>
          <table:table-cell/>
          <table:table-cell office:value-type="float" office:value="0.369237" calcext:value-type="float">
            <text:p>3.69E-01</text:p>
          </table:table-cell>
          <table:table-cell office:value-type="float" office:value="0.0102388" calcext:value-type="float">
            <text:p>1.02E-02</text:p>
          </table:table-cell>
          <table:table-cell/>
          <table:table-cell table:style-name="ce1" office:value-type="float" office:value="0.0549371" calcext:value-type="float">
            <text:p>5.49E-02</text:p>
          </table:table-cell>
          <table:table-cell table:style-name="ce1" office:value-type="float" office:value="0.00146871" calcext:value-type="float">
            <text:p>1.47E-03</text:p>
          </table:table-cell>
          <table:table-cell/>
          <table:table-cell office:value-type="float" office:value="0.66911" calcext:value-type="float">
            <text:p>6.69E-01</text:p>
          </table:table-cell>
          <table:table-cell office:value-type="float" office:value="0.0171089" calcext:value-type="float">
            <text:p>1.71E-02</text:p>
          </table:table-cell>
          <table:table-cell/>
        </table:table-row>
        <table:table-row table:style-name="ro1">
          <table:table-cell office:value-type="float" office:value="0.320722" calcext:value-type="float">
            <text:p>3.21E-01</text:p>
          </table:table-cell>
          <table:table-cell office:value-type="float" office:value="-0.0127726" calcext:value-type="float">
            <text:p>-1.28E-02</text:p>
          </table:table-cell>
          <table:table-cell/>
          <table:table-cell office:value-type="float" office:value="0.382" calcext:value-type="float">
            <text:p>3.82E-01</text:p>
          </table:table-cell>
          <table:table-cell office:value-type="float" office:value="0.0104201" calcext:value-type="float">
            <text:p>1.04E-02</text:p>
          </table:table-cell>
          <table:table-cell/>
          <table:table-cell table:style-name="ce1" office:value-type="float" office:value="0.0406775" calcext:value-type="float">
            <text:p>4.07E-02</text:p>
          </table:table-cell>
          <table:table-cell table:style-name="ce1" office:value-type="float" office:value="0.000820459" calcext:value-type="float">
            <text:p>8.20E-04</text:p>
          </table:table-cell>
          <table:table-cell/>
          <table:table-cell office:value-type="float" office:value="0.678289" calcext:value-type="float">
            <text:p>6.78E-01</text:p>
          </table:table-cell>
          <table:table-cell office:value-type="float" office:value="0.0168292" calcext:value-type="float">
            <text:p>1.68E-02</text:p>
          </table:table-cell>
          <table:table-cell/>
        </table:table-row>
        <table:table-row table:style-name="ro1">
          <table:table-cell office:value-type="float" office:value="0.311318" calcext:value-type="float">
            <text:p>3.11E-01</text:p>
          </table:table-cell>
          <table:table-cell office:value-type="float" office:value="-0.0132127" calcext:value-type="float">
            <text:p>-1.32E-02</text:p>
          </table:table-cell>
          <table:table-cell/>
          <table:table-cell office:value-type="float" office:value="0.394502" calcext:value-type="float">
            <text:p>3.95E-01</text:p>
          </table:table-cell>
          <table:table-cell office:value-type="float" office:value="0.0105928" calcext:value-type="float">
            <text:p>1.06E-02</text:p>
          </table:table-cell>
          <table:table-cell/>
          <table:table-cell table:style-name="ce1" office:value-type="float" office:value="0.0255471" calcext:value-type="float">
            <text:p>2.55E-02</text:p>
          </table:table-cell>
          <table:table-cell table:style-name="ce1" office:value-type="float" office:value="0.000328274" calcext:value-type="float">
            <text:p>3.28E-04</text:p>
          </table:table-cell>
          <table:table-cell/>
          <table:table-cell office:value-type="float" office:value="0.687149" calcext:value-type="float">
            <text:p>6.87E-01</text:p>
          </table:table-cell>
          <table:table-cell office:value-type="float" office:value="0.0165138" calcext:value-type="float">
            <text:p>1.65E-02</text:p>
          </table:table-cell>
          <table:table-cell/>
        </table:table-row>
        <table:table-row table:style-name="ro1">
          <table:table-cell office:value-type="float" office:value="0.301245" calcext:value-type="float">
            <text:p>3.01E-01</text:p>
          </table:table-cell>
          <table:table-cell office:value-type="float" office:value="-0.013557" calcext:value-type="float">
            <text:p>-1.36E-02</text:p>
          </table:table-cell>
          <table:table-cell/>
          <table:table-cell office:value-type="float" office:value="0.406771" calcext:value-type="float">
            <text:p>4.07E-01</text:p>
          </table:table-cell>
          <table:table-cell office:value-type="float" office:value="0.010758" calcext:value-type="float">
            <text:p>1.08E-02</text:p>
          </table:table-cell>
          <table:table-cell/>
          <table:table-cell table:style-name="ce1" office:value-type="float" office:value="0.0100005" calcext:value-type="float">
            <text:p>1.00E-02</text:p>
          </table:table-cell>
          <table:table-cell table:style-name="ce1" office:value-type="float" office:value="0.0000507107" calcext:value-type="float">
            <text:p>5.07E-05</text:p>
          </table:table-cell>
          <table:table-cell/>
          <table:table-cell office:value-type="float" office:value="0.695699" calcext:value-type="float">
            <text:p>6.96E-01</text:p>
          </table:table-cell>
          <table:table-cell office:value-type="float" office:value="0.0161651" calcext:value-type="float">
            <text:p>1.62E-02</text:p>
          </table:table-cell>
          <table:table-cell/>
        </table:table-row>
        <table:table-row table:style-name="ro1">
          <table:table-cell office:value-type="float" office:value="0.290456" calcext:value-type="float">
            <text:p>2.90E-01</text:p>
          </table:table-cell>
          <table:table-cell office:value-type="float" office:value="-0.0138008" calcext:value-type="float">
            <text:p>-1.38E-02</text:p>
          </table:table-cell>
          <table:table-cell/>
          <table:table-cell office:value-type="float" office:value="0.418831" calcext:value-type="float">
            <text:p>4.19E-01</text:p>
          </table:table-cell>
          <table:table-cell office:value-type="float" office:value="0.0109167" calcext:value-type="float">
            <text:p>1.09E-02</text:p>
          </table:table-cell>
          <table:table-cell table:number-columns-repeated="4"/>
          <table:table-cell office:value-type="float" office:value="0.703947" calcext:value-type="float">
            <text:p>7.04E-01</text:p>
          </table:table-cell>
          <table:table-cell office:value-type="float" office:value="0.0157857" calcext:value-type="float">
            <text:p>1.58E-02</text:p>
          </table:table-cell>
          <table:table-cell/>
        </table:table-row>
        <table:table-row table:style-name="ro1">
          <table:table-cell office:value-type="float" office:value="0.278897" calcext:value-type="float">
            <text:p>2.79E-01</text:p>
          </table:table-cell>
          <table:table-cell office:value-type="float" office:value="-0.0139385" calcext:value-type="float">
            <text:p>-1.39E-02</text:p>
          </table:table-cell>
          <table:table-cell/>
          <table:table-cell office:value-type="float" office:value="0.430703" calcext:value-type="float">
            <text:p>4.31E-01</text:p>
          </table:table-cell>
          <table:table-cell office:value-type="float" office:value="0.0110697" calcext:value-type="float">
            <text:p>1.11E-02</text:p>
          </table:table-cell>
          <table:table-cell table:number-columns-repeated="4"/>
          <table:table-cell office:value-type="float" office:value="0.711898" calcext:value-type="float">
            <text:p>7.12E-01</text:p>
          </table:table-cell>
          <table:table-cell office:value-type="float" office:value="0.0153779" calcext:value-type="float">
            <text:p>1.54E-02</text:p>
          </table:table-cell>
          <table:table-cell/>
        </table:table-row>
        <table:table-row table:style-name="ro1">
          <table:table-cell office:value-type="float" office:value="0.266506" calcext:value-type="float">
            <text:p>2.67E-01</text:p>
          </table:table-cell>
          <table:table-cell office:value-type="float" office:value="-0.0139628" calcext:value-type="float">
            <text:p>-1.40E-02</text:p>
          </table:table-cell>
          <table:table-cell/>
          <table:table-cell office:value-type="float" office:value="0.442403" calcext:value-type="float">
            <text:p>4.42E-01</text:p>
          </table:table-cell>
          <table:table-cell office:value-type="float" office:value="0.0112177" calcext:value-type="float">
            <text:p>1.12E-02</text:p>
          </table:table-cell>
          <table:table-cell table:number-columns-repeated="4"/>
          <table:table-cell office:value-type="float" office:value="0.719561" calcext:value-type="float">
            <text:p>7.20E-01</text:p>
          </table:table-cell>
          <table:table-cell office:value-type="float" office:value="0.0149444" calcext:value-type="float">
            <text:p>1.49E-02</text:p>
          </table:table-cell>
          <table:table-cell/>
        </table:table-row>
        <table:table-row table:style-name="ro1">
          <table:table-cell office:value-type="float" office:value="0.25321" calcext:value-type="float">
            <text:p>2.53E-01</text:p>
          </table:table-cell>
          <table:table-cell office:value-type="float" office:value="-0.0138652" calcext:value-type="float">
            <text:p>-1.39E-02</text:p>
          </table:table-cell>
          <table:table-cell/>
          <table:table-cell office:value-type="float" office:value="0.453945" calcext:value-type="float">
            <text:p>4.54E-01</text:p>
          </table:table-cell>
          <table:table-cell office:value-type="float" office:value="0.0113612" calcext:value-type="float">
            <text:p>1.14E-02</text:p>
          </table:table-cell>
          <table:table-cell table:number-columns-repeated="4"/>
          <table:table-cell office:value-type="float" office:value="0.726941" calcext:value-type="float">
            <text:p>7.27E-01</text:p>
          </table:table-cell>
          <table:table-cell office:value-type="float" office:value="0.0144875" calcext:value-type="float">
            <text:p>1.45E-02</text:p>
          </table:table-cell>
          <table:table-cell/>
        </table:table-row>
        <table:table-row table:style-name="ro1">
          <table:table-cell office:value-type="float" office:value="0.238923" calcext:value-type="float">
            <text:p>2.39E-01</text:p>
          </table:table-cell>
          <table:table-cell office:value-type="float" office:value="-0.0136353" calcext:value-type="float">
            <text:p>-1.36E-02</text:p>
          </table:table-cell>
          <table:table-cell/>
          <table:table-cell office:value-type="float" office:value="0.465343" calcext:value-type="float">
            <text:p>4.65E-01</text:p>
          </table:table-cell>
          <table:table-cell office:value-type="float" office:value="0.011501" calcext:value-type="float">
            <text:p>1.15E-02</text:p>
          </table:table-cell>
          <table:table-cell table:number-columns-repeated="4"/>
          <table:table-cell office:value-type="float" office:value="0.734045" calcext:value-type="float">
            <text:p>7.34E-01</text:p>
          </table:table-cell>
          <table:table-cell office:value-type="float" office:value="0.0140097" calcext:value-type="float">
            <text:p>1.40E-02</text:p>
          </table:table-cell>
          <table:table-cell/>
        </table:table-row>
        <table:table-row table:style-name="ro1">
          <table:table-cell office:value-type="float" office:value="0.223545" calcext:value-type="float">
            <text:p>2.24E-01</text:p>
          </table:table-cell>
          <table:table-cell office:value-type="float" office:value="-0.0132614" calcext:value-type="float">
            <text:p>-1.33E-02</text:p>
          </table:table-cell>
          <table:table-cell/>
          <table:table-cell office:value-type="float" office:value="0.476608" calcext:value-type="float">
            <text:p>4.77E-01</text:p>
          </table:table-cell>
          <table:table-cell office:value-type="float" office:value="0.0116375" calcext:value-type="float">
            <text:p>1.16E-02</text:p>
          </table:table-cell>
          <table:table-cell table:number-columns-repeated="4"/>
          <table:table-cell office:value-type="float" office:value="0.74088" calcext:value-type="float">
            <text:p>7.41E-01</text:p>
          </table:table-cell>
          <table:table-cell office:value-type="float" office:value="0.0135135" calcext:value-type="float">
            <text:p>1.35E-02</text:p>
          </table:table-cell>
          <table:table-cell/>
        </table:table-row>
        <table:table-row table:style-name="ro1">
          <table:table-cell office:value-type="float" office:value="0.206956" calcext:value-type="float">
            <text:p>2.07E-01</text:p>
          </table:table-cell>
          <table:table-cell office:value-type="float" office:value="-0.0127297" calcext:value-type="float">
            <text:p>-1.27E-02</text:p>
          </table:table-cell>
          <table:table-cell/>
          <table:table-cell office:value-type="float" office:value="0.48775" calcext:value-type="float">
            <text:p>4.88E-01</text:p>
          </table:table-cell>
          <table:table-cell office:value-type="float" office:value="0.0117711" calcext:value-type="float">
            <text:p>1.18E-02</text:p>
          </table:table-cell>
          <table:table-cell table:number-columns-repeated="4"/>
          <table:table-cell office:value-type="float" office:value="0.747452" calcext:value-type="float">
            <text:p>7.47E-01</text:p>
          </table:table-cell>
          <table:table-cell office:value-type="float" office:value="0.0130013" calcext:value-type="float">
            <text:p>1.30E-02</text:p>
          </table:table-cell>
          <table:table-cell/>
        </table:table-row>
        <table:table-row table:style-name="ro1">
          <table:table-cell office:value-type="float" office:value="0.189018" calcext:value-type="float">
            <text:p>1.89E-01</text:p>
          </table:table-cell>
          <table:table-cell office:value-type="float" office:value="-0.0120243" calcext:value-type="float">
            <text:p>-1.20E-02</text:p>
          </table:table-cell>
          <table:table-cell/>
          <table:table-cell office:value-type="float" office:value="0.498778" calcext:value-type="float">
            <text:p>4.99E-01</text:p>
          </table:table-cell>
          <table:table-cell office:value-type="float" office:value="0.0119024" calcext:value-type="float">
            <text:p>1.19E-02</text:p>
          </table:table-cell>
          <table:table-cell table:number-columns-repeated="4"/>
          <table:table-cell office:value-type="float" office:value="0.753765" calcext:value-type="float">
            <text:p>7.54E-01</text:p>
          </table:table-cell>
          <table:table-cell office:value-type="float" office:value="0.0124753" calcext:value-type="float">
            <text:p>1.25E-02</text:p>
          </table:table-cell>
          <table:table-cell/>
        </table:table-row>
        <table:table-row table:style-name="ro1">
          <table:table-cell office:value-type="float" office:value="0.16957" calcext:value-type="float">
            <text:p>1.70E-01</text:p>
          </table:table-cell>
          <table:table-cell office:value-type="float" office:value="-0.0111275" calcext:value-type="float">
            <text:p>-1.11E-02</text:p>
          </table:table-cell>
          <table:table-cell/>
          <table:table-cell office:value-type="float" office:value="0.509698" calcext:value-type="float">
            <text:p>5.10E-01</text:p>
          </table:table-cell>
          <table:table-cell office:value-type="float" office:value="0.0120317" calcext:value-type="float">
            <text:p>1.20E-02</text:p>
          </table:table-cell>
          <table:table-cell table:number-columns-repeated="4"/>
          <table:table-cell office:value-type="float" office:value="0.759825" calcext:value-type="float">
            <text:p>7.60E-01</text:p>
          </table:table-cell>
          <table:table-cell office:value-type="float" office:value="0.0119381" calcext:value-type="float">
            <text:p>1.19E-02</text:p>
          </table:table-cell>
          <table:table-cell/>
        </table:table-row>
        <table:table-row table:style-name="ro1">
          <table:table-cell office:value-type="float" office:value="0.148435" calcext:value-type="float">
            <text:p>1.48E-01</text:p>
          </table:table-cell>
          <table:table-cell office:value-type="float" office:value="-0.01002" calcext:value-type="float">
            <text:p>-1.00E-02</text:p>
          </table:table-cell>
          <table:table-cell/>
          <table:table-cell office:value-type="float" office:value="0.520519" calcext:value-type="float">
            <text:p>5.21E-01</text:p>
          </table:table-cell>
          <table:table-cell office:value-type="float" office:value="0.0121594" calcext:value-type="float">
            <text:p>1.22E-02</text:p>
          </table:table-cell>
          <table:table-cell table:number-columns-repeated="4"/>
          <table:table-cell office:value-type="float" office:value="0.765638" calcext:value-type="float">
            <text:p>7.66E-01</text:p>
          </table:table-cell>
          <table:table-cell office:value-type="float" office:value="0.0113918" calcext:value-type="float">
            <text:p>1.14E-02</text:p>
          </table:table-cell>
          <table:table-cell/>
        </table:table-row>
        <table:table-row table:style-name="ro1">
          <table:table-cell office:value-type="float" office:value="0.125425" calcext:value-type="float">
            <text:p>1.25E-01</text:p>
          </table:table-cell>
          <table:table-cell office:value-type="float" office:value="-0.00868281" calcext:value-type="float">
            <text:p>-8.68E-03</text:p>
          </table:table-cell>
          <table:table-cell/>
          <table:table-cell office:value-type="float" office:value="0.531247" calcext:value-type="float">
            <text:p>5.31E-01</text:p>
          </table:table-cell>
          <table:table-cell office:value-type="float" office:value="0.012286" calcext:value-type="float">
            <text:p>1.23E-02</text:p>
          </table:table-cell>
          <table:table-cell table:number-columns-repeated="4"/>
          <table:table-cell office:value-type="float" office:value="0.771209" calcext:value-type="float">
            <text:p>7.71E-01</text:p>
          </table:table-cell>
          <table:table-cell office:value-type="float" office:value="0.0108388" calcext:value-type="float">
            <text:p>1.08E-02</text:p>
          </table:table-cell>
          <table:table-cell/>
        </table:table-row>
        <table:table-row table:style-name="ro1">
          <table:table-cell office:value-type="float" office:value="0.100381" calcext:value-type="float">
            <text:p>1.00E-01</text:p>
          </table:table-cell>
          <table:table-cell office:value-type="float" office:value="-0.00710108" calcext:value-type="float">
            <text:p>-7.10E-03</text:p>
          </table:table-cell>
          <table:table-cell/>
          <table:table-cell office:value-type="float" office:value="0.541886" calcext:value-type="float">
            <text:p>5.42E-01</text:p>
          </table:table-cell>
          <table:table-cell office:value-type="float" office:value="0.0124119" calcext:value-type="float">
            <text:p>1.24E-02</text:p>
          </table:table-cell>
          <table:table-cell table:number-columns-repeated="4"/>
          <table:table-cell office:value-type="float" office:value="0.776543" calcext:value-type="float">
            <text:p>7.77E-01</text:p>
          </table:table-cell>
          <table:table-cell office:value-type="float" office:value="0.0102813" calcext:value-type="float">
            <text:p>1.03E-02</text:p>
          </table:table-cell>
          <table:table-cell/>
        </table:table-row>
        <table:table-row table:style-name="ro1">
          <table:table-cell office:value-type="float" office:value="0.0732412" calcext:value-type="float">
            <text:p>7.32E-02</text:p>
          </table:table-cell>
          <table:table-cell office:value-type="float" office:value="-0.00527199" calcext:value-type="float">
            <text:p>-5.27E-03</text:p>
          </table:table-cell>
          <table:table-cell/>
          <table:table-cell office:value-type="float" office:value="0.552443" calcext:value-type="float">
            <text:p>5.52E-01</text:p>
          </table:table-cell>
          <table:table-cell office:value-type="float" office:value="0.0125375" calcext:value-type="float">
            <text:p>1.25E-02</text:p>
          </table:table-cell>
          <table:table-cell table:number-columns-repeated="4"/>
          <table:table-cell office:value-type="float" office:value="0.781644" calcext:value-type="float">
            <text:p>7.82E-01</text:p>
          </table:table-cell>
          <table:table-cell office:value-type="float" office:value="0.00972146" calcext:value-type="float">
            <text:p>9.72E-03</text:p>
          </table:table-cell>
          <table:table-cell/>
        </table:table-row>
        <table:table-row table:style-name="ro1">
          <table:table-cell office:value-type="float" office:value="0.0441662" calcext:value-type="float">
            <text:p>4.42E-02</text:p>
          </table:table-cell>
          <table:table-cell office:value-type="float" office:value="-0.00321829" calcext:value-type="float">
            <text:p>-3.22E-03</text:p>
          </table:table-cell>
          <table:table-cell/>
          <table:table-cell office:value-type="float" office:value="0.562922" calcext:value-type="float">
            <text:p>5.63E-01</text:p>
          </table:table-cell>
          <table:table-cell office:value-type="float" office:value="0.0126633" calcext:value-type="float">
            <text:p>1.27E-02</text:p>
          </table:table-cell>
          <table:table-cell table:number-columns-repeated="4"/>
          <table:table-cell office:value-type="float" office:value="0.786517" calcext:value-type="float">
            <text:p>7.87E-01</text:p>
          </table:table-cell>
          <table:table-cell office:value-type="float" office:value="0.00916141" calcext:value-type="float">
            <text:p>9.16E-03</text:p>
          </table:table-cell>
          <table:table-cell/>
        </table:table-row>
        <table:table-row table:style-name="ro1">
          <table:table-cell office:value-type="float" office:value="0.0136834" calcext:value-type="float">
            <text:p>1.37E-02</text:p>
          </table:table-cell>
          <table:table-cell office:value-type="float" office:value="-0.00100329" calcext:value-type="float">
            <text:p>-1.00E-03</text:p>
          </table:table-cell>
          <table:table-cell/>
          <table:table-cell office:value-type="float" office:value="0.573327" calcext:value-type="float">
            <text:p>5.73E-01</text:p>
          </table:table-cell>
          <table:table-cell office:value-type="float" office:value="0.0127897" calcext:value-type="float">
            <text:p>1.28E-02</text:p>
          </table:table-cell>
          <table:table-cell table:number-columns-repeated="4"/>
          <table:table-cell office:value-type="float" office:value="0.791167" calcext:value-type="float">
            <text:p>7.91E-01</text:p>
          </table:table-cell>
          <table:table-cell office:value-type="float" office:value="0.00860324" calcext:value-type="float">
            <text:p>8.60E-03</text:p>
          </table:table-cell>
          <table:table-cell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-0.000733444" calcext:value-type="float">
            <text:p>-7.33E-04</text:p>
          </table:table-cell>
          <table:table-cell/>
          <table:table-cell office:value-type="float" office:value="0.583662" calcext:value-type="float">
            <text:p>5.84E-01</text:p>
          </table:table-cell>
          <table:table-cell office:value-type="float" office:value="0.0129173" calcext:value-type="float">
            <text:p>1.29E-02</text:p>
          </table:table-cell>
          <table:table-cell table:number-columns-repeated="4"/>
          <table:table-cell office:value-type="float" office:value="0.795598" calcext:value-type="float">
            <text:p>7.96E-01</text:p>
          </table:table-cell>
          <table:table-cell office:value-type="float" office:value="0.00804899" calcext:value-type="float">
            <text:p>8.05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593931" calcext:value-type="float">
            <text:p>5.94E-01</text:p>
          </table:table-cell>
          <table:table-cell office:value-type="float" office:value="0.0130467" calcext:value-type="float">
            <text:p>1.30E-02</text:p>
          </table:table-cell>
          <table:table-cell table:number-columns-repeated="4"/>
          <table:table-cell office:value-type="float" office:value="0.799814" calcext:value-type="float">
            <text:p>8.00E-01</text:p>
          </table:table-cell>
          <table:table-cell office:value-type="float" office:value="0.00750062" calcext:value-type="float">
            <text:p>7.50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04137" calcext:value-type="float">
            <text:p>6.04E-01</text:p>
          </table:table-cell>
          <table:table-cell office:value-type="float" office:value="0.0131785" calcext:value-type="float">
            <text:p>1.32E-02</text:p>
          </table:table-cell>
          <table:table-cell table:number-columns-repeated="4"/>
          <table:table-cell office:value-type="float" office:value="0.80382" calcext:value-type="float">
            <text:p>8.04E-01</text:p>
          </table:table-cell>
          <table:table-cell office:value-type="float" office:value="0.00696005" calcext:value-type="float">
            <text:p>6.96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14283" calcext:value-type="float">
            <text:p>6.14E-01</text:p>
          </table:table-cell>
          <table:table-cell office:value-type="float" office:value="0.0133134" calcext:value-type="float">
            <text:p>1.33E-02</text:p>
          </table:table-cell>
          <table:table-cell table:number-columns-repeated="4"/>
          <table:table-cell office:value-type="float" office:value="0.807618" calcext:value-type="float">
            <text:p>8.08E-01</text:p>
          </table:table-cell>
          <table:table-cell office:value-type="float" office:value="0.00642913" calcext:value-type="float">
            <text:p>6.43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24373" calcext:value-type="float">
            <text:p>6.24E-01</text:p>
          </table:table-cell>
          <table:table-cell office:value-type="float" office:value="0.0134522" calcext:value-type="float">
            <text:p>1.35E-02</text:p>
          </table:table-cell>
          <table:table-cell table:number-columns-repeated="4"/>
          <table:table-cell office:value-type="float" office:value="0.811214" calcext:value-type="float">
            <text:p>8.11E-01</text:p>
          </table:table-cell>
          <table:table-cell office:value-type="float" office:value="0.00590964" calcext:value-type="float">
            <text:p>5.91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34408" calcext:value-type="float">
            <text:p>6.34E-01</text:p>
          </table:table-cell>
          <table:table-cell office:value-type="float" office:value="0.0135961" calcext:value-type="float">
            <text:p>1.36E-02</text:p>
          </table:table-cell>
          <table:table-cell table:number-columns-repeated="4"/>
          <table:table-cell office:value-type="float" office:value="0.814611" calcext:value-type="float">
            <text:p>8.15E-01</text:p>
          </table:table-cell>
          <table:table-cell office:value-type="float" office:value="0.00540332" calcext:value-type="float">
            <text:p>5.40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44391" calcext:value-type="float">
            <text:p>6.44E-01</text:p>
          </table:table-cell>
          <table:table-cell office:value-type="float" office:value="0.013746" calcext:value-type="float">
            <text:p>1.37E-02</text:p>
          </table:table-cell>
          <table:table-cell table:number-columns-repeated="4"/>
          <table:table-cell office:value-type="float" office:value="0.817813" calcext:value-type="float">
            <text:p>8.18E-01</text:p>
          </table:table-cell>
          <table:table-cell office:value-type="float" office:value="0.00491179" calcext:value-type="float">
            <text:p>4.91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54325" calcext:value-type="float">
            <text:p>6.54E-01</text:p>
          </table:table-cell>
          <table:table-cell office:value-type="float" office:value="0.0139035" calcext:value-type="float">
            <text:p>1.39E-02</text:p>
          </table:table-cell>
          <table:table-cell table:number-columns-repeated="4"/>
          <table:table-cell office:value-type="float" office:value="0.820823" calcext:value-type="float">
            <text:p>8.21E-01</text:p>
          </table:table-cell>
          <table:table-cell office:value-type="float" office:value="0.00443665" calcext:value-type="float">
            <text:p>4.44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64211" calcext:value-type="float">
            <text:p>6.64E-01</text:p>
          </table:table-cell>
          <table:table-cell office:value-type="float" office:value="0.0140702" calcext:value-type="float">
            <text:p>1.41E-02</text:p>
          </table:table-cell>
          <table:table-cell table:number-columns-repeated="4"/>
          <table:table-cell office:value-type="float" office:value="0.823645" calcext:value-type="float">
            <text:p>8.24E-01</text:p>
          </table:table-cell>
          <table:table-cell office:value-type="float" office:value="0.00397939" calcext:value-type="float">
            <text:p>3.98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74053" calcext:value-type="float">
            <text:p>6.74E-01</text:p>
          </table:table-cell>
          <table:table-cell office:value-type="float" office:value="0.0142481" calcext:value-type="float">
            <text:p>1.42E-02</text:p>
          </table:table-cell>
          <table:table-cell table:number-columns-repeated="4"/>
          <table:table-cell office:value-type="float" office:value="0.826282" calcext:value-type="float">
            <text:p>8.26E-01</text:p>
          </table:table-cell>
          <table:table-cell office:value-type="float" office:value="0.00354144" calcext:value-type="float">
            <text:p>3.54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83851" calcext:value-type="float">
            <text:p>6.84E-01</text:p>
          </table:table-cell>
          <table:table-cell office:value-type="float" office:value="0.0144399" calcext:value-type="float">
            <text:p>1.44E-02</text:p>
          </table:table-cell>
          <table:table-cell table:number-columns-repeated="4"/>
          <table:table-cell office:value-type="float" office:value="0.828738" calcext:value-type="float">
            <text:p>8.29E-01</text:p>
          </table:table-cell>
          <table:table-cell office:value-type="float" office:value="0.00312414" calcext:value-type="float">
            <text:p>3.12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93607" calcext:value-type="float">
            <text:p>6.94E-01</text:p>
          </table:table-cell>
          <table:table-cell office:value-type="float" office:value="0.0146487" calcext:value-type="float">
            <text:p>1.46E-02</text:p>
          </table:table-cell>
          <table:table-cell table:number-columns-repeated="4"/>
          <table:table-cell office:value-type="float" office:value="0.831015" calcext:value-type="float">
            <text:p>8.31E-01</text:p>
          </table:table-cell>
          <table:table-cell office:value-type="float" office:value="0.00272875" calcext:value-type="float">
            <text:p>2.73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03324" calcext:value-type="float">
            <text:p>7.03E-01</text:p>
          </table:table-cell>
          <table:table-cell office:value-type="float" office:value="0.0148787" calcext:value-type="float">
            <text:p>1.49E-02</text:p>
          </table:table-cell>
          <table:table-cell table:number-columns-repeated="4"/>
          <table:table-cell office:value-type="float" office:value="0.833116" calcext:value-type="float">
            <text:p>8.33E-01</text:p>
          </table:table-cell>
          <table:table-cell office:value-type="float" office:value="0.00235647" calcext:value-type="float">
            <text:p>2.36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13003" calcext:value-type="float">
            <text:p>7.13E-01</text:p>
          </table:table-cell>
          <table:table-cell office:value-type="float" office:value="0.0151352" calcext:value-type="float">
            <text:p>1.51E-02</text:p>
          </table:table-cell>
          <table:table-cell table:number-columns-repeated="4"/>
          <table:table-cell office:value-type="float" office:value="0.835045" calcext:value-type="float">
            <text:p>8.35E-01</text:p>
          </table:table-cell>
          <table:table-cell office:value-type="float" office:value="0.00200838" calcext:value-type="float">
            <text:p>2.01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22645" calcext:value-type="float">
            <text:p>7.23E-01</text:p>
          </table:table-cell>
          <table:table-cell office:value-type="float" office:value="0.0154253" calcext:value-type="float">
            <text:p>1.54E-02</text:p>
          </table:table-cell>
          <table:table-cell table:number-columns-repeated="4"/>
          <table:table-cell office:value-type="float" office:value="0.836804" calcext:value-type="float">
            <text:p>8.37E-01</text:p>
          </table:table-cell>
          <table:table-cell office:value-type="float" office:value="0.0016855" calcext:value-type="float">
            <text:p>1.69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32253" calcext:value-type="float">
            <text:p>7.32E-01</text:p>
          </table:table-cell>
          <table:table-cell office:value-type="float" office:value="0.0157586" calcext:value-type="float">
            <text:p>1.58E-02</text:p>
          </table:table-cell>
          <table:table-cell table:number-columns-repeated="4"/>
          <table:table-cell office:value-type="float" office:value="0.838396" calcext:value-type="float">
            <text:p>8.38E-01</text:p>
          </table:table-cell>
          <table:table-cell office:value-type="float" office:value="0.00138876" calcext:value-type="float">
            <text:p>1.39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41827" calcext:value-type="float">
            <text:p>7.42E-01</text:p>
          </table:table-cell>
          <table:table-cell office:value-type="float" office:value="0.0161481" calcext:value-type="float">
            <text:p>1.61E-02</text:p>
          </table:table-cell>
          <table:table-cell table:number-columns-repeated="4"/>
          <table:table-cell office:value-type="float" office:value="0.839823" calcext:value-type="float">
            <text:p>8.40E-01</text:p>
          </table:table-cell>
          <table:table-cell office:value-type="float" office:value="0.001119" calcext:value-type="float">
            <text:p>1.12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51368" calcext:value-type="float">
            <text:p>7.51E-01</text:p>
          </table:table-cell>
          <table:table-cell office:value-type="float" office:value="0.0166125" calcext:value-type="float">
            <text:p>1.66E-02</text:p>
          </table:table-cell>
          <table:table-cell table:number-columns-repeated="4"/>
          <table:table-cell office:value-type="float" office:value="0.841088" calcext:value-type="float">
            <text:p>8.41E-01</text:p>
          </table:table-cell>
          <table:table-cell office:value-type="float" office:value="0.000876983" calcext:value-type="float">
            <text:p>8.77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60879" calcext:value-type="float">
            <text:p>7.61E-01</text:p>
          </table:table-cell>
          <table:table-cell office:value-type="float" office:value="0.0171788" calcext:value-type="float">
            <text:p>1.72E-02</text:p>
          </table:table-cell>
          <table:table-cell table:number-columns-repeated="4"/>
          <table:table-cell office:value-type="float" office:value="0.842191" calcext:value-type="float">
            <text:p>8.42E-01</text:p>
          </table:table-cell>
          <table:table-cell office:value-type="float" office:value="0.000663378" calcext:value-type="float">
            <text:p>6.63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70361" calcext:value-type="float">
            <text:p>7.70E-01</text:p>
          </table:table-cell>
          <table:table-cell office:value-type="float" office:value="0.0178877" calcext:value-type="float">
            <text:p>1.79E-02</text:p>
          </table:table-cell>
          <table:table-cell table:number-columns-repeated="4"/>
          <table:table-cell office:value-type="float" office:value="0.843136" calcext:value-type="float">
            <text:p>8.43E-01</text:p>
          </table:table-cell>
          <table:table-cell office:value-type="float" office:value="0.000478775" calcext:value-type="float">
            <text:p>4.79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79815" calcext:value-type="float">
            <text:p>7.80E-01</text:p>
          </table:table-cell>
          <table:table-cell office:value-type="float" office:value="0.0188033" calcext:value-type="float">
            <text:p>1.88E-02</text:p>
          </table:table-cell>
          <table:table-cell table:number-columns-repeated="4"/>
          <table:table-cell office:value-type="float" office:value="0.843923" calcext:value-type="float">
            <text:p>8.44E-01</text:p>
          </table:table-cell>
          <table:table-cell office:value-type="float" office:value="0.000323675" calcext:value-type="float">
            <text:p>3.24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89241" calcext:value-type="float">
            <text:p>7.89E-01</text:p>
          </table:table-cell>
          <table:table-cell office:value-type="float" office:value="0.0200313" calcext:value-type="float">
            <text:p>2.00E-02</text:p>
          </table:table-cell>
          <table:table-cell table:number-columns-repeated="4"/>
          <table:table-cell office:value-type="float" office:value="0.844554" calcext:value-type="float">
            <text:p>8.45E-01</text:p>
          </table:table-cell>
          <table:table-cell office:value-type="float" office:value="0.000198499" calcext:value-type="float">
            <text:p>1.98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98642" calcext:value-type="float">
            <text:p>7.99E-01</text:p>
          </table:table-cell>
          <table:table-cell office:value-type="float" office:value="0.021758" calcext:value-type="float">
            <text:p>2.18E-02</text:p>
          </table:table-cell>
          <table:table-cell table:number-columns-repeated="4"/>
          <table:table-cell office:value-type="float" office:value="0.84503" calcext:value-type="float">
            <text:p>8.45E-01</text:p>
          </table:table-cell>
          <table:table-cell office:value-type="float" office:value="0.000103583" calcext:value-type="float">
            <text:p>1.04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08016" calcext:value-type="float">
            <text:p>8.08E-01</text:p>
          </table:table-cell>
          <table:table-cell office:value-type="float" office:value="0.0243398" calcext:value-type="float">
            <text:p>2.43E-02</text:p>
          </table:table-cell>
          <table:table-cell table:number-columns-repeated="4"/>
          <table:table-cell office:value-type="float" office:value="0.845351" calcext:value-type="float">
            <text:p>8.45E-01</text:p>
          </table:table-cell>
          <table:table-cell office:value-type="float" office:value="0.0000391801" calcext:value-type="float">
            <text:p>3.92E-05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17357" calcext:value-type="float">
            <text:p>8.17E-01</text:p>
          </table:table-cell>
          <table:table-cell office:value-type="float" office:value="0.0285353" calcext:value-type="float">
            <text:p>2.85E-02</text:p>
          </table:table-cell>
          <table:table-cell table:number-columns-repeated="4"/>
          <table:table-cell office:value-type="float" office:value="0.845519" calcext:value-type="float">
            <text:p>8.46E-01</text:p>
          </table:table-cell>
          <table:table-cell office:value-type="float" office:value="0.00000546195" calcext:value-type="float">
            <text:p>5.46E-06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26612" calcext:value-type="float">
            <text:p>8.27E-01</text:p>
          </table:table-cell>
          <table:table-cell office:value-type="float" office:value="0.0361884" calcext:value-type="float">
            <text:p>3.62E-02</text:p>
          </table:table-cell>
          <table:table-cell table:number-columns-repeated="4"/>
          <table:table-cell office:value-type="float" office:value="0.845546" calcext:value-type="float">
            <text:p>8.46E-01</text:p>
          </table:table-cell>
          <table:table-cell office:value-type="float" office:value="0.0000000767674" calcext:value-type="float">
            <text:p>7.68E-08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35431" calcext:value-type="float">
            <text:p>8.35E-01</text:p>
          </table:table-cell>
          <table:table-cell office:value-type="float" office:value="0.0518806" calcext:value-type="float">
            <text:p>5.19E-02</text:p>
          </table:table-cell>
          <table:table-cell table:number-columns-repeated="4"/>
          <table:table-cell office:value-type="float" office:value="0.845546" calcext:value-type="float">
            <text:p>8.46E-01</text:p>
          </table:table-cell>
          <table:table-cell office:value-type="float" office:value="0.0000000414049" calcext:value-type="float">
            <text:p>4.14E-08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42564" calcext:value-type="float">
            <text:p>8.43E-01</text:p>
          </table:table-cell>
          <table:table-cell office:value-type="float" office:value="0.0796413" calcext:value-type="float">
            <text:p>7.96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48027" calcext:value-type="float">
            <text:p>8.48E-01</text:p>
          </table:table-cell>
          <table:table-cell office:value-type="float" office:value="0.1139" calcext:value-type="float">
            <text:p>1.14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3385" calcext:value-type="float">
            <text:p>8.53E-01</text:p>
          </table:table-cell>
          <table:table-cell office:value-type="float" office:value="0.150637" calcext:value-type="float">
            <text:p>1.51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5575" calcext:value-type="float">
            <text:p>8.56E-01</text:p>
          </table:table-cell>
          <table:table-cell office:value-type="float" office:value="0.157091" calcext:value-type="float">
            <text:p>1.57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5583" calcext:value-type="float">
            <text:p>8.56E-01</text:p>
          </table:table-cell>
          <table:table-cell office:value-type="float" office:value="0.156131" calcext:value-type="float">
            <text:p>1.56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5202" calcext:value-type="float">
            <text:p>8.55E-01</text:p>
          </table:table-cell>
          <table:table-cell office:value-type="float" office:value="0.144274" calcext:value-type="float">
            <text:p>1.44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3648" calcext:value-type="float">
            <text:p>8.54E-01</text:p>
          </table:table-cell>
          <table:table-cell office:value-type="float" office:value="0.111868" calcext:value-type="float">
            <text:p>1.12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2098" calcext:value-type="float">
            <text:p>8.52E-01</text:p>
          </table:table-cell>
          <table:table-cell office:value-type="float" office:value="0.0724499" calcext:value-type="float">
            <text:p>7.24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1174" calcext:value-type="float">
            <text:p>8.51E-01</text:p>
          </table:table-cell>
          <table:table-cell office:value-type="float" office:value="0.0329314" calcext:value-type="float">
            <text:p>3.29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093" calcext:value-type="float">
            <text:p>8.51E-01</text:p>
          </table:table-cell>
          <table:table-cell office:value-type="float" office:value="0.000000217947" calcext:value-type="float">
            <text:p>2.18E-07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1281" calcext:value-type="float">
            <text:p>8.51E-01</text:p>
          </table:table-cell>
          <table:table-cell office:value-type="float" office:value="-0.0395512" calcext:value-type="float">
            <text:p>-3.96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2317" calcext:value-type="float">
            <text:p>8.52E-01</text:p>
          </table:table-cell>
          <table:table-cell office:value-type="float" office:value="-0.079059" calcext:value-type="float">
            <text:p>-7.91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3956" calcext:value-type="float">
            <text:p>8.54E-01</text:p>
          </table:table-cell>
          <table:table-cell office:value-type="float" office:value="-0.118444" calcext:value-type="float">
            <text:p>-1.18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5583" calcext:value-type="float">
            <text:p>8.56E-01</text:p>
          </table:table-cell>
          <table:table-cell office:value-type="float" office:value="-0.156132" calcext:value-type="float">
            <text:p>-1.56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4076" calcext:value-type="float">
            <text:p>8.54E-01</text:p>
          </table:table-cell>
          <table:table-cell office:value-type="float" office:value="-0.0317716" calcext:value-type="float">
            <text:p>-3.18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4066" calcext:value-type="float">
            <text:p>8.54E-01</text:p>
          </table:table-cell>
          <table:table-cell office:value-type="float" office:value="-0.0311591" calcext:value-type="float">
            <text:p>-3.12E-02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Pivot Table_Sheet1_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1:49:09.617575972</meta:creation-date>
    <dc:date>2021-04-14T23:04:52.496300883</dc:date>
    <meta:editing-duration>P1DT18H59M33S</meta:editing-duration>
    <meta:editing-cycles>9</meta:editing-cycles>
    <meta:generator>LibreOffice/6.4.6.2$Linux_X86_64 LibreOffice_project/40$Build-2</meta:generator>
    <meta:document-statistic meta:table-count="2" meta:cell-count="57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26cm" svg:height="9.327cm" xlink:href=".." xlink:type="simple" chart:class="chart:scatter" chart:style-name="ch1">
        <chart:title svg:x="6.736cm" svg:y="0.322cm" chart:style-name="ch2">
          <text:p>sLoop_cubic</text:p>
        </chart:title>
        <chart:legend chart:legend-position="end" svg:x="13.406cm" svg:y="4.364cm" style:legend-expansion="high" chart:style-name="ch3"/>
        <chart:plot-area chart:style-name="ch4" table:cell-range-address="Sheet1.A1:Sheet1.B28" chart:data-source-has-labels="both" svg:x="1.333cm" svg:y="1.287cm" svg:width="11.751cm" svg:height="6.873cm">
          <chartooo:coordinate-region svg:x="3.066cm" svg:y="1.486cm" svg:width="9.328cm" svg:height="6.027cm"/>
          <chart:axis chart:dimension="x" chart:name="primary-x" chart:style-name="ch5" chartooo:axis-type="auto">
            <chart:title svg:x="6.767cm" svg:y="8.346cm" chart:style-name="ch6">
              <text:p>epsH</text:p>
            </chart:title>
            <chart:categories table:cell-range-address="Sheet1.A2:Sheet1.A28"/>
          </chart:axis>
          <chart:axis chart:dimension="y" chart:name="primary-y" chart:style-name="ch5">
            <chart:title svg:x="0.451cm" svg:y="5.085cm" chart:style-name="ch7">
              <text:p>zeta</text:p>
            </chart:title>
            <chart:grid chart:style-name="ch8" chart:class="major"/>
          </chart:axis>
          <chart:series chart:style-name="ch9" chart:values-cell-range-address="Sheet1.B2:Sheet1.B28" chart:label-cell-address="Sheet1.B1:Sheet1.B1" chart:class="chart:scatter">
            <chart:domain table:cell-range-address="Sheet1.A2:Sheet1.A28"/>
            <chart:data-point chart:repeated="6"/>
            <chart:data-point chart:style-name="ch10"/>
            <chart:data-point/>
            <chart:data-point chart:style-name="ch10"/>
            <chart:data-point chart:repeated="7"/>
            <chart:data-point chart:style-name="ch10" chart:repeated="3"/>
            <chart:data-point/>
            <chart:data-point chart:style-name="ch10" chart:repeated="2"/>
            <chart:data-point chart:repeated="4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7E-0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339981">
                <text:p>0.339981</text:p>
                <draw:g>
                  <svg:desc>Sheet1.A2:Sheet1.A28</svg:desc>
                </draw:g>
              </table:table-cell>
              <table:table-cell office:value-type="float" office:value="0.0114122">
                <text:p>0.0114122</text:p>
                <draw:g>
                  <svg:desc>Sheet1.B2:Sheet1.B28</svg:desc>
                </draw:g>
              </table:table-cell>
            </table:table-row>
            <table:table-row>
              <table:table-cell office:value-type="float" office:value="0.331974">
                <text:p>0.331974</text:p>
              </table:table-cell>
              <table:table-cell office:value-type="float" office:value="0.0120642">
                <text:p>0.0120642</text:p>
              </table:table-cell>
            </table:table-row>
            <table:table-row>
              <table:table-cell office:value-type="float" office:value="0.323379">
                <text:p>0.323379</text:p>
              </table:table-cell>
              <table:table-cell office:value-type="float" office:value="0.0126245">
                <text:p>0.0126245</text:p>
              </table:table-cell>
            </table:table-row>
            <table:table-row>
              <table:table-cell office:value-type="float" office:value="0.314166">
                <text:p>0.314166</text:p>
              </table:table-cell>
              <table:table-cell office:value-type="float" office:value="0.0130924">
                <text:p>0.0130924</text:p>
              </table:table-cell>
            </table:table-row>
            <table:table-row>
              <table:table-cell office:value-type="float" office:value="0.304295">
                <text:p>0.304295</text:p>
              </table:table-cell>
              <table:table-cell office:value-type="float" office:value="0.0134654">
                <text:p>0.0134654</text:p>
              </table:table-cell>
            </table:table-row>
            <table:table-row>
              <table:table-cell office:value-type="float" office:value="0.293723">
                <text:p>0.293723</text:p>
              </table:table-cell>
              <table:table-cell office:value-type="float" office:value="0.0137395">
                <text:p>0.0137395</text:p>
              </table:table-cell>
            </table:table-row>
            <table:table-row>
              <table:table-cell office:value-type="float" office:value="0.282398">
                <text:p>0.282398</text:p>
              </table:table-cell>
              <table:table-cell office:value-type="float" office:value="0.0139093">
                <text:p>0.0139093</text:p>
              </table:table-cell>
            </table:table-row>
            <table:table-row>
              <table:table-cell office:value-type="float" office:value="0.27026">
                <text:p>0.27026</text:p>
              </table:table-cell>
              <table:table-cell office:value-type="float" office:value="0.0139679">
                <text:p>0.0139679</text:p>
              </table:table-cell>
            </table:table-row>
            <table:table-row>
              <table:table-cell office:value-type="float" office:value="0.25724">
                <text:p>0.25724</text:p>
              </table:table-cell>
              <table:table-cell office:value-type="float" office:value="0.0139073">
                <text:p>0.0139073</text:p>
              </table:table-cell>
            </table:table-row>
            <table:table-row>
              <table:table-cell office:value-type="float" office:value="0.243256">
                <text:p>0.243256</text:p>
              </table:table-cell>
              <table:table-cell office:value-type="float" office:value="0.0137177">
                <text:p>0.0137177</text:p>
              </table:table-cell>
            </table:table-row>
            <table:table-row>
              <table:table-cell office:value-type="float" office:value="0.228211">
                <text:p>0.228211</text:p>
              </table:table-cell>
              <table:table-cell office:value-type="float" office:value="0.0133877">
                <text:p>0.0133877</text:p>
              </table:table-cell>
            </table:table-row>
            <table:table-row>
              <table:table-cell office:value-type="float" office:value="0.211994">
                <text:p>0.211994</text:p>
              </table:table-cell>
              <table:table-cell office:value-type="float" office:value="0.0129042">
                <text:p>0.0129042</text:p>
              </table:table-cell>
            </table:table-row>
            <table:table-row>
              <table:table-cell office:value-type="float" office:value="0.19447">
                <text:p>0.19447</text:p>
              </table:table-cell>
              <table:table-cell office:value-type="float" office:value="0.0122519">
                <text:p>0.0122519</text:p>
              </table:table-cell>
            </table:table-row>
            <table:table-row>
              <table:table-cell office:value-type="float" office:value="0.175487">
                <text:p>0.175487</text:p>
              </table:table-cell>
              <table:table-cell office:value-type="float" office:value="0.0114136">
                <text:p>0.0114136</text:p>
              </table:table-cell>
            </table:table-row>
            <table:table-row>
              <table:table-cell office:value-type="float" office:value="0.15487">
                <text:p>0.15487</text:p>
              </table:table-cell>
              <table:table-cell office:value-type="float" office:value="0.0103704">
                <text:p>0.0103704</text:p>
              </table:table-cell>
            </table:table-row>
            <table:table-row>
              <table:table-cell office:value-type="float" office:value="0.132433">
                <text:p>0.132433</text:p>
              </table:table-cell>
              <table:table-cell office:value-type="float" office:value="0.00910303">
                <text:p>0.00910303</text:p>
              </table:table-cell>
            </table:table-row>
            <table:table-row>
              <table:table-cell office:value-type="float" office:value="0.108003">
                <text:p>0.108003</text:p>
              </table:table-cell>
              <table:table-cell office:value-type="float" office:value="0.00759465">
                <text:p>0.00759465</text:p>
              </table:table-cell>
            </table:table-row>
            <table:table-row>
              <table:table-cell office:value-type="float" office:value="0.0814788">
                <text:p>0.0814788</text:p>
              </table:table-cell>
              <table:table-cell office:value-type="float" office:value="0.00583777">
                <text:p>0.00583777</text:p>
              </table:table-cell>
            </table:table-row>
            <table:table-row>
              <table:table-cell office:value-type="float" office:value="0.0529399">
                <text:p>0.0529399</text:p>
              </table:table-cell>
              <table:table-cell office:value-type="float" office:value="0.00384594">
                <text:p>0.00384594</text:p>
              </table:table-cell>
            </table:table-row>
            <table:table-row>
              <table:table-cell office:value-type="float" office:value="0.022793">
                <text:p>0.022793</text:p>
              </table:table-cell>
              <table:table-cell office:value-type="float" office:value="0.00166928">
                <text:p>0.00166928</text:p>
              </table:table-cell>
            </table:table-row>
            <table:table-row>
              <table:table-cell office:value-type="float" office:value="0.00999612">
                <text:p>0.00999612</text:p>
              </table:table-cell>
              <table:table-cell office:value-type="float" office:value="0.000733158">
                <text:p>0.000733158</text:p>
              </table:table-cell>
            </table:table-row>
            <table:table-row>
              <table:table-cell office:value-type="float" office:value="0.358237">
                <text:p>0.358237</text:p>
              </table:table-cell>
              <table:table-cell office:value-type="float" office:value="0.00926561">
                <text:p>0.00926561</text:p>
              </table:table-cell>
            </table:table-row>
            <table:table-row>
              <table:table-cell office:value-type="float" office:value="0.364323">
                <text:p>0.364323</text:p>
              </table:table-cell>
              <table:table-cell office:value-type="float" office:value="0.00824015">
                <text:p>0.00824015</text:p>
              </table:table-cell>
            </table:table-row>
            <table:table-row>
              <table:table-cell office:value-type="float" office:value="0.3699">
                <text:p>0.3699</text:p>
              </table:table-cell>
              <table:table-cell office:value-type="float" office:value="0.00706916">
                <text:p>0.00706916</text:p>
              </table:table-cell>
            </table:table-row>
            <table:table-row>
              <table:table-cell office:value-type="float" office:value="0.374949">
                <text:p>0.374949</text:p>
              </table:table-cell>
              <table:table-cell office:value-type="float" office:value="0.00569898">
                <text:p>0.00569898</text:p>
              </table:table-cell>
            </table:table-row>
            <table:table-row>
              <table:table-cell office:value-type="float" office:value="0.379389">
                <text:p>0.379389</text:p>
              </table:table-cell>
              <table:table-cell office:value-type="float" office:value="0.00400912">
                <text:p>0.00400912</text:p>
              </table:table-cell>
            </table:table-row>
            <table:table-row>
              <table:table-cell office:value-type="float" office:value="0.382809">
                <text:p>0.382809</text:p>
              </table:table-cell>
              <table:table-cell office:value-type="float" office:value="0.00166335">
                <text:p>0.00166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778cm" svg:y="0.316cm" chart:style-name="ch2">
          <text:p>sLoop_tanh</text:p>
        </chart:title>
        <chart:legend chart:legend-position="end" svg:x="13.146cm" svg:y="4.203cm" style:legend-expansion="high" chart:style-name="ch3"/>
        <chart:plot-area chart:style-name="ch4" table:cell-range-address="Sheet1.D1:Sheet1.E94" svg:x="1.33cm" svg:y="1.275cm" svg:width="11.497cm" svg:height="6.569cm">
          <chartooo:coordinate-region svg:x="3.063cm" svg:y="1.474cm" svg:width="9.021cm" svg:height="5.723cm"/>
          <chart:axis chart:dimension="x" chart:name="primary-x" chart:style-name="ch5">
            <chart:title svg:x="6.637cm" svg:y="8.024cm" chart:style-name="ch6">
              <text:p>epsH</text:p>
            </chart:title>
          </chart:axis>
          <chart:axis chart:dimension="y" chart:name="primary-y" chart:style-name="ch5">
            <chart:title svg:x="0.451cm" svg:y="4.921cm" chart:style-name="ch7">
              <text:p>zeta</text:p>
            </chart:title>
            <chart:grid chart:style-name="ch8" chart:class="major"/>
          </chart:axis>
          <chart:series chart:style-name="ch9" chart:values-cell-range-address="Sheet1.E1:Sheet1.E94" chart:class="chart:scatter">
            <chart:domain table:cell-range-address="Sheet1.D1:Sheet1.D94"/>
            <chart:data-point chart:repeated="9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9526">
                <text:p>0.349526</text:p>
                <draw:g>
                  <svg:desc>Sheet1.D1:Sheet1.D94</svg:desc>
                </draw:g>
              </table:table-cell>
              <table:table-cell office:value-type="float" office:value="0.00994768">
                <text:p>0.00994768</text:p>
                <draw:g>
                  <svg:desc>Sheet1.E1:Sheet1.E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6217">
                <text:p>0.336217</text:p>
              </table:table-cell>
              <table:table-cell office:value-type="float" office:value="0.00974245">
                <text:p>0.00974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2219">
                <text:p>0.322219</text:p>
              </table:table-cell>
              <table:table-cell office:value-type="float" office:value="0.0095181">
                <text:p>0.0095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722">
                <text:p>0.307722</text:p>
              </table:table-cell>
              <table:table-cell office:value-type="float" office:value="0.00927552">
                <text:p>0.00927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622">
                <text:p>0.292622</text:p>
              </table:table-cell>
              <table:table-cell office:value-type="float" office:value="0.00901039">
                <text:p>0.0090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6776">
                <text:p>0.276776</text:p>
              </table:table-cell>
              <table:table-cell office:value-type="float" office:value="0.00871662">
                <text:p>0.00871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9977">
                <text:p>0.259977</text:p>
              </table:table-cell>
              <table:table-cell office:value-type="float" office:value="0.00838511">
                <text:p>0.00838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1906">
                <text:p>0.241906</text:p>
              </table:table-cell>
              <table:table-cell office:value-type="float" office:value="0.00800143">
                <text:p>0.00800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2041">
                <text:p>0.222041</text:p>
              </table:table-cell>
              <table:table-cell office:value-type="float" office:value="0.00754041">
                <text:p>0.00754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437">
                <text:p>0.199437</text:p>
              </table:table-cell>
              <table:table-cell office:value-type="float" office:value="0.00695247">
                <text:p>0.00695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2366">
                <text:p>0.172366</text:p>
              </table:table-cell>
              <table:table-cell office:value-type="float" office:value="0.00612695">
                <text:p>0.00612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0718">
                <text:p>0.140718</text:p>
              </table:table-cell>
              <table:table-cell office:value-type="float" office:value="0.00493997">
                <text:p>0.00493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8174">
                <text:p>0.118174</text:p>
              </table:table-cell>
              <table:table-cell office:value-type="float" office:value="0.00351417">
                <text:p>0.00351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4548">
                <text:p>0.114548</text:p>
              </table:table-cell>
              <table:table-cell office:value-type="float" office:value="0.00322083">
                <text:p>0.00322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05">
                <text:p>0.118105</text:p>
              </table:table-cell>
              <table:table-cell office:value-type="float" office:value="0.00341797">
                <text:p>0.003417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13">
                <text:p>0.12713</text:p>
              </table:table-cell>
              <table:table-cell office:value-type="float" office:value="0.00384439">
                <text:p>0.00384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6069">
                <text:p>0.156069</text:p>
              </table:table-cell>
              <table:table-cell office:value-type="float" office:value="0.00502684">
                <text:p>0.00502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8904">
                <text:p>0.158904</text:p>
              </table:table-cell>
              <table:table-cell office:value-type="float" office:value="0.00512786">
                <text:p>0.0051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5383">
                <text:p>0.155383</text:p>
              </table:table-cell>
              <table:table-cell office:value-type="float" office:value="0.00500695">
                <text:p>0.00500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7397">
                <text:p>0.147397</text:p>
              </table:table-cell>
              <table:table-cell office:value-type="float" office:value="0.00473509">
                <text:p>0.00473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9348">
                <text:p>0.139348</text:p>
              </table:table-cell>
              <table:table-cell office:value-type="float" office:value="0.00446355">
                <text:p>0.00446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1279">
                <text:p>0.131279</text:p>
              </table:table-cell>
              <table:table-cell office:value-type="float" office:value="0.00419362">
                <text:p>0.00419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319">
                <text:p>0.12319</text:p>
              </table:table-cell>
              <table:table-cell office:value-type="float" office:value="0.00392511">
                <text:p>0.00392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078">
                <text:p>0.115078</text:p>
              </table:table-cell>
              <table:table-cell office:value-type="float" office:value="0.00365785">
                <text:p>0.00365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6944">
                <text:p>0.106944</text:p>
              </table:table-cell>
              <table:table-cell office:value-type="float" office:value="0.00339168">
                <text:p>0.00339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87855">
                <text:p>0.0987855</text:p>
              </table:table-cell>
              <table:table-cell office:value-type="float" office:value="0.00312646">
                <text:p>0.00312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06036">
                <text:p>0.0906036</text:p>
              </table:table-cell>
              <table:table-cell office:value-type="float" office:value="0.00286203">
                <text:p>0.00286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23981">
                <text:p>0.0823981</text:p>
              </table:table-cell>
              <table:table-cell office:value-type="float" office:value="0.0025983">
                <text:p>0.00259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41696">
                <text:p>0.0741696</text:p>
              </table:table-cell>
              <table:table-cell office:value-type="float" office:value="0.00233513">
                <text:p>0.00233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59189">
                <text:p>0.0659189</text:p>
              </table:table-cell>
              <table:table-cell office:value-type="float" office:value="0.00207243">
                <text:p>0.00207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76474">
                <text:p>0.0576474</text:p>
              </table:table-cell>
              <table:table-cell office:value-type="float" office:value="0.00181012">
                <text:p>0.00181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93567">
                <text:p>0.0493567</text:p>
              </table:table-cell>
              <table:table-cell office:value-type="float" office:value="0.00154811">
                <text:p>0.001548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10488">
                <text:p>0.0410488</text:p>
              </table:table-cell>
              <table:table-cell office:value-type="float" office:value="0.00128635">
                <text:p>0.001286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7262">
                <text:p>0.0327262</text:p>
              </table:table-cell>
              <table:table-cell office:value-type="float" office:value="0.00102478">
                <text:p>0.00102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3914">
                <text:p>0.0243914</text:p>
              </table:table-cell>
              <table:table-cell office:value-type="float" office:value="0.00076334">
                <text:p>0.00076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0473">
                <text:p>0.0160473</text:p>
              </table:table-cell>
              <table:table-cell office:value-type="float" office:value="0.000502001">
                <text:p>0.000502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">
                <text:p>0.01</text:p>
              </table:table-cell>
              <table:table-cell office:value-type="float" office:value="0.000312767">
                <text:p>0.000312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443">
                <text:p>0.356443</text:p>
              </table:table-cell>
              <table:table-cell office:value-type="float" office:value="0.0100515">
                <text:p>0.0100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9237">
                <text:p>0.369237</text:p>
              </table:table-cell>
              <table:table-cell office:value-type="float" office:value="0.0102388">
                <text:p>0.0102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2">
                <text:p>0.382</text:p>
              </table:table-cell>
              <table:table-cell office:value-type="float" office:value="0.0104201">
                <text:p>0.0104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4502">
                <text:p>0.394502</text:p>
              </table:table-cell>
              <table:table-cell office:value-type="float" office:value="0.0105928">
                <text:p>0.01059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6771">
                <text:p>0.406771</text:p>
              </table:table-cell>
              <table:table-cell office:value-type="float" office:value="0.010758">
                <text:p>0.010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8831">
                <text:p>0.418831</text:p>
              </table:table-cell>
              <table:table-cell office:value-type="float" office:value="0.0109167">
                <text:p>0.0109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0703">
                <text:p>0.430703</text:p>
              </table:table-cell>
              <table:table-cell office:value-type="float" office:value="0.0110697">
                <text:p>0.0110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403">
                <text:p>0.442403</text:p>
              </table:table-cell>
              <table:table-cell office:value-type="float" office:value="0.0112177">
                <text:p>0.0112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3945">
                <text:p>0.453945</text:p>
              </table:table-cell>
              <table:table-cell office:value-type="float" office:value="0.0113612">
                <text:p>0.0113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5343">
                <text:p>0.465343</text:p>
              </table:table-cell>
              <table:table-cell office:value-type="float" office:value="0.011501">
                <text:p>0.011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6608">
                <text:p>0.476608</text:p>
              </table:table-cell>
              <table:table-cell office:value-type="float" office:value="0.0116375">
                <text:p>0.0116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775">
                <text:p>0.48775</text:p>
              </table:table-cell>
              <table:table-cell office:value-type="float" office:value="0.0117711">
                <text:p>0.0117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8778">
                <text:p>0.498778</text:p>
              </table:table-cell>
              <table:table-cell office:value-type="float" office:value="0.0119024">
                <text:p>0.0119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9698">
                <text:p>0.509698</text:p>
              </table:table-cell>
              <table:table-cell office:value-type="float" office:value="0.0120317">
                <text:p>0.01203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519">
                <text:p>0.520519</text:p>
              </table:table-cell>
              <table:table-cell office:value-type="float" office:value="0.0121594">
                <text:p>0.0121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1247">
                <text:p>0.531247</text:p>
              </table:table-cell>
              <table:table-cell office:value-type="float" office:value="0.012286">
                <text:p>0.012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1886">
                <text:p>0.541886</text:p>
              </table:table-cell>
              <table:table-cell office:value-type="float" office:value="0.0124119">
                <text:p>0.0124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443">
                <text:p>0.552443</text:p>
              </table:table-cell>
              <table:table-cell office:value-type="float" office:value="0.0125375">
                <text:p>0.0125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2922">
                <text:p>0.562922</text:p>
              </table:table-cell>
              <table:table-cell office:value-type="float" office:value="0.0126633">
                <text:p>0.01266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3327">
                <text:p>0.573327</text:p>
              </table:table-cell>
              <table:table-cell office:value-type="float" office:value="0.0127897">
                <text:p>0.0127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3662">
                <text:p>0.583662</text:p>
              </table:table-cell>
              <table:table-cell office:value-type="float" office:value="0.0129173">
                <text:p>0.01291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3931">
                <text:p>0.593931</text:p>
              </table:table-cell>
              <table:table-cell office:value-type="float" office:value="0.0130467">
                <text:p>0.01304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4137">
                <text:p>0.604137</text:p>
              </table:table-cell>
              <table:table-cell office:value-type="float" office:value="0.0131785">
                <text:p>0.0131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4283">
                <text:p>0.614283</text:p>
              </table:table-cell>
              <table:table-cell office:value-type="float" office:value="0.0133134">
                <text:p>0.0133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4373">
                <text:p>0.624373</text:p>
              </table:table-cell>
              <table:table-cell office:value-type="float" office:value="0.0134522">
                <text:p>0.01345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4408">
                <text:p>0.634408</text:p>
              </table:table-cell>
              <table:table-cell office:value-type="float" office:value="0.0135961">
                <text:p>0.0135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4391">
                <text:p>0.644391</text:p>
              </table:table-cell>
              <table:table-cell office:value-type="float" office:value="0.013746">
                <text:p>0.013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4325">
                <text:p>0.654325</text:p>
              </table:table-cell>
              <table:table-cell office:value-type="float" office:value="0.0139035">
                <text:p>0.01390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4211">
                <text:p>0.664211</text:p>
              </table:table-cell>
              <table:table-cell office:value-type="float" office:value="0.0140702">
                <text:p>0.0140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4053">
                <text:p>0.674053</text:p>
              </table:table-cell>
              <table:table-cell office:value-type="float" office:value="0.0142481">
                <text:p>0.0142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3851">
                <text:p>0.683851</text:p>
              </table:table-cell>
              <table:table-cell office:value-type="float" office:value="0.0144399">
                <text:p>0.0144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3607">
                <text:p>0.693607</text:p>
              </table:table-cell>
              <table:table-cell office:value-type="float" office:value="0.0146487">
                <text:p>0.01464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03324">
                <text:p>0.703324</text:p>
              </table:table-cell>
              <table:table-cell office:value-type="float" office:value="0.0148787">
                <text:p>0.01487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3003">
                <text:p>0.713003</text:p>
              </table:table-cell>
              <table:table-cell office:value-type="float" office:value="0.0151352">
                <text:p>0.0151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2645">
                <text:p>0.722645</text:p>
              </table:table-cell>
              <table:table-cell office:value-type="float" office:value="0.0154253">
                <text:p>0.0154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2253">
                <text:p>0.732253</text:p>
              </table:table-cell>
              <table:table-cell office:value-type="float" office:value="0.0157586">
                <text:p>0.01575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1827">
                <text:p>0.741827</text:p>
              </table:table-cell>
              <table:table-cell office:value-type="float" office:value="0.0161481">
                <text:p>0.0161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1368">
                <text:p>0.751368</text:p>
              </table:table-cell>
              <table:table-cell office:value-type="float" office:value="0.0166125">
                <text:p>0.0166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879">
                <text:p>0.760879</text:p>
              </table:table-cell>
              <table:table-cell office:value-type="float" office:value="0.0171788">
                <text:p>0.0171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0361">
                <text:p>0.770361</text:p>
              </table:table-cell>
              <table:table-cell office:value-type="float" office:value="0.0178877">
                <text:p>0.01788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9815">
                <text:p>0.779815</text:p>
              </table:table-cell>
              <table:table-cell office:value-type="float" office:value="0.0188033">
                <text:p>0.01880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9241">
                <text:p>0.789241</text:p>
              </table:table-cell>
              <table:table-cell office:value-type="float" office:value="0.0200313">
                <text:p>0.02003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8642">
                <text:p>0.798642</text:p>
              </table:table-cell>
              <table:table-cell office:value-type="float" office:value="0.021758">
                <text:p>0.0217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8016">
                <text:p>0.808016</text:p>
              </table:table-cell>
              <table:table-cell office:value-type="float" office:value="0.0243398">
                <text:p>0.02433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7357">
                <text:p>0.817357</text:p>
              </table:table-cell>
              <table:table-cell office:value-type="float" office:value="0.0285353">
                <text:p>0.0285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6612">
                <text:p>0.826612</text:p>
              </table:table-cell>
              <table:table-cell office:value-type="float" office:value="0.0361884">
                <text:p>0.03618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5431">
                <text:p>0.835431</text:p>
              </table:table-cell>
              <table:table-cell office:value-type="float" office:value="0.0518806">
                <text:p>0.0518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564">
                <text:p>0.842564</text:p>
              </table:table-cell>
              <table:table-cell office:value-type="float" office:value="0.0796413">
                <text:p>0.0796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8027">
                <text:p>0.848027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3385">
                <text:p>0.853385</text:p>
              </table:table-cell>
              <table:table-cell office:value-type="float" office:value="0.150637">
                <text:p>0.150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55575">
                <text:p>0.855575</text:p>
              </table:table-cell>
              <table:table-cell office:value-type="float" office:value="0.157091">
                <text:p>0.157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55583">
                <text:p>0.855583</text:p>
              </table:table-cell>
              <table:table-cell office:value-type="float" office:value="0.156131">
                <text:p>0.156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55202">
                <text:p>0.855202</text:p>
              </table:table-cell>
              <table:table-cell office:value-type="float" office:value="0.144274">
                <text:p>0.144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3648">
                <text:p>0.853648</text:p>
              </table:table-cell>
              <table:table-cell office:value-type="float" office:value="0.111868">
                <text:p>0.111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52098">
                <text:p>0.852098</text:p>
              </table:table-cell>
              <table:table-cell office:value-type="float" office:value="0.0724499">
                <text:p>0.07244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1174">
                <text:p>0.851174</text:p>
              </table:table-cell>
              <table:table-cell office:value-type="float" office:value="0.0329314">
                <text:p>0.03293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093">
                <text:p>0.85093</text:p>
              </table:table-cell>
              <table:table-cell office:value-type="float" office:value="0.000000217947">
                <text:p>0.000000217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34cm" svg:y="0.316cm" chart:style-name="ch2">
          <text:p>dLoop_tanh (newNonlin)</text:p>
        </chart:title>
        <chart:legend chart:legend-position="end" svg:x="13.278cm" svg:y="4.203cm" style:legend-expansion="high" chart:style-name="ch3"/>
        <chart:plot-area chart:style-name="ch4" table:cell-range-address="Sheet1.G1:Sheet1.H42" chart:data-source-has-labels="both" svg:x="1.33cm" svg:y="1.275cm" svg:width="11.629cm" svg:height="6.569cm">
          <chartooo:coordinate-region svg:x="3.063cm" svg:y="1.474cm" svg:width="9.206cm" svg:height="5.723cm"/>
          <chart:axis chart:dimension="x" chart:name="primary-x" chart:style-name="ch5" chartooo:axis-type="auto">
            <chart:title svg:x="6.703cm" svg:y="8.024cm" chart:style-name="ch6">
              <text:p>epsH</text:p>
            </chart:title>
            <chart:categories table:cell-range-address="Sheet1.G2:Sheet1.G42"/>
          </chart:axis>
          <chart:axis chart:dimension="y" chart:name="primary-y" chart:style-name="ch5">
            <chart:title svg:x="0.451cm" svg:y="4.921cm" chart:style-name="ch7">
              <text:p>zeta</text:p>
            </chart:title>
            <chart:grid chart:style-name="ch8" chart:class="major"/>
          </chart:axis>
          <chart:series chart:style-name="ch9" chart:values-cell-range-address="Sheet1.H2:Sheet1.H42" chart:label-cell-address="Sheet1.H1:Sheet1.H1" chart:class="chart:scatter">
            <chart:domain table:cell-range-address="Sheet1.G2:Sheet1.G42"/>
            <chart:data-point/>
            <chart:data-point chart:style-name="ch10" chart:repeated="3"/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.72E-03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.370266">
                <text:p>0.370266</text:p>
                <draw:g>
                  <svg:desc>Sheet1.G2:Sheet1.G42</svg:desc>
                </draw:g>
              </table:table-cell>
              <table:table-cell office:value-type="float" office:value="0.00852635">
                <text:p>0.00852635</text:p>
                <draw:g>
                  <svg:desc>Sheet1.H2:Sheet1.H42</svg:desc>
                </draw:g>
              </table:table-cell>
            </table:table-row>
            <table:table-row>
              <table:table-cell office:value-type="float" office:value="0.384753">
                <text:p>0.384753</text:p>
              </table:table-cell>
              <table:table-cell office:value-type="float" office:value="0.00732321">
                <text:p>0.00732321</text:p>
              </table:table-cell>
            </table:table-row>
            <table:table-row>
              <table:table-cell office:value-type="float" office:value="0.398754">
                <text:p>0.398754</text:p>
              </table:table-cell>
              <table:table-cell office:value-type="float" office:value="0.00619898">
                <text:p>0.00619898</text:p>
              </table:table-cell>
            </table:table-row>
            <table:table-row>
              <table:table-cell office:value-type="float" office:value="0.412325">
                <text:p>0.412325</text:p>
              </table:table-cell>
              <table:table-cell office:value-type="float" office:value="0.00515267">
                <text:p>0.00515267</text:p>
              </table:table-cell>
            </table:table-row>
            <table:table-row>
              <table:table-cell office:value-type="float" office:value="0.425514">
                <text:p>0.425514</text:p>
              </table:table-cell>
              <table:table-cell office:value-type="float" office:value="0.00418284">
                <text:p>0.00418284</text:p>
              </table:table-cell>
            </table:table-row>
            <table:table-row>
              <table:table-cell office:value-type="float" office:value="0.43836">
                <text:p>0.43836</text:p>
              </table:table-cell>
              <table:table-cell office:value-type="float" office:value="0.00328824">
                <text:p>0.00328824</text:p>
              </table:table-cell>
            </table:table-row>
            <table:table-row>
              <table:table-cell office:value-type="float" office:value="0.450897">
                <text:p>0.450897</text:p>
              </table:table-cell>
              <table:table-cell office:value-type="float" office:value="0.00246833">
                <text:p>0.00246833</text:p>
              </table:table-cell>
            </table:table-row>
            <table:table-row>
              <table:table-cell office:value-type="float" office:value="0.463154">
                <text:p>0.463154</text:p>
              </table:table-cell>
              <table:table-cell office:value-type="float" office:value="0.00172429">
                <text:p>0.00172429</text:p>
              </table:table-cell>
            </table:table-row>
            <table:table-row>
              <table:table-cell office:value-type="float" office:value="0.475156">
                <text:p>0.475156</text:p>
              </table:table-cell>
              <table:table-cell office:value-type="float" office:value="0.00106137">
                <text:p>0.00106137</text:p>
              </table:table-cell>
            </table:table-row>
            <table:table-row>
              <table:table-cell office:value-type="float" office:value="0.48692">
                <text:p>0.48692</text:p>
              </table:table-cell>
              <table:table-cell office:value-type="float" office:value="0.00049554">
                <text:p>0.00049554</text:p>
              </table:table-cell>
            </table:table-row>
            <table:table-row>
              <table:table-cell office:value-type="float" office:value="0.498448">
                <text:p>0.498448</text:p>
              </table:table-cell>
              <table:table-cell office:value-type="float" office:value="0.0000785182">
                <text:p>0.0000785182</text:p>
              </table:table-cell>
            </table:table-row>
            <table:table-row>
              <table:table-cell office:value-type="float" office:value="0.502779">
                <text:p>0.502779</text:p>
              </table:table-cell>
              <table:table-cell office:value-type="float" office:value="0.000000202006">
                <text:p>0.000000202006</text:p>
              </table:table-cell>
            </table:table-row>
            <table:table-row>
              <table:table-cell office:value-type="float" office:value="0.502829">
                <text:p>0.502829</text:p>
              </table:table-cell>
              <table:table-cell office:value-type="float" office:value="0.0000000469892">
                <text:p>0.0000000469892</text:p>
              </table:table-cell>
            </table:table-row>
            <table:table-row>
              <table:table-cell office:value-type="float" office:value="0.349747">
                <text:p>0.349747</text:p>
              </table:table-cell>
              <table:table-cell office:value-type="float" office:value="0.010281">
                <text:p>0.010281</text:p>
              </table:table-cell>
            </table:table-row>
            <table:table-row>
              <table:table-cell office:value-type="float" office:value="0.334904">
                <text:p>0.334904</text:p>
              </table:table-cell>
              <table:table-cell office:value-type="float" office:value="0.0115694">
                <text:p>0.0115694</text:p>
              </table:table-cell>
            </table:table-row>
            <table:table-row>
              <table:table-cell office:value-type="float" office:value="0.318331">
                <text:p>0.318331</text:p>
              </table:table-cell>
              <table:table-cell office:value-type="float" office:value="0.0130019">
                <text:p>0.0130019</text:p>
              </table:table-cell>
            </table:table-row>
            <table:table-row>
              <table:table-cell office:value-type="float" office:value="0.300984">
                <text:p>0.300984</text:p>
              </table:table-cell>
              <table:table-cell office:value-type="float" office:value="0.014456">
                <text:p>0.014456</text:p>
              </table:table-cell>
            </table:table-row>
            <table:table-row>
              <table:table-cell office:value-type="float" office:value="0.282887">
                <text:p>0.282887</text:p>
              </table:table-cell>
              <table:table-cell office:value-type="float" office:value="0.0158549">
                <text:p>0.0158549</text:p>
              </table:table-cell>
            </table:table-row>
            <table:table-row>
              <table:table-cell office:value-type="float" office:value="0.264256">
                <text:p>0.264256</text:p>
              </table:table-cell>
              <table:table-cell office:value-type="float" office:value="0.0170387">
                <text:p>0.0170387</text:p>
              </table:table-cell>
            </table:table-row>
            <table:table-row>
              <table:table-cell office:value-type="float" office:value="0.245705">
                <text:p>0.245705</text:p>
              </table:table-cell>
              <table:table-cell office:value-type="float" office:value="0.0176979">
                <text:p>0.0176979</text:p>
              </table:table-cell>
            </table:table-row>
            <table:table-row>
              <table:table-cell office:value-type="float" office:value="0.228375">
                <text:p>0.228375</text:p>
              </table:table-cell>
              <table:table-cell office:value-type="float" office:value="0.0173337">
                <text:p>0.0173337</text:p>
              </table:table-cell>
            </table:table-row>
            <table:table-row>
              <table:table-cell office:value-type="float" office:value="0.215503">
                <text:p>0.215503</text:p>
              </table:table-cell>
              <table:table-cell office:value-type="float" office:value="0.0156148">
                <text:p>0.0156148</text:p>
              </table:table-cell>
            </table:table-row>
            <table:table-row>
              <table:table-cell office:value-type="float" office:value="0.209805">
                <text:p>0.209805</text:p>
              </table:table-cell>
              <table:table-cell office:value-type="float" office:value="0.0149767">
                <text:p>0.0149767</text:p>
              </table:table-cell>
            </table:table-row>
            <table:table-row>
              <table:table-cell office:value-type="float" office:value="0.201183">
                <text:p>0.201183</text:p>
              </table:table-cell>
              <table:table-cell office:value-type="float" office:value="0.0140597">
                <text:p>0.0140597</text:p>
              </table:table-cell>
            </table:table-row>
            <table:table-row>
              <table:table-cell office:value-type="float" office:value="0.19234">
                <text:p>0.19234</text:p>
              </table:table-cell>
              <table:table-cell office:value-type="float" office:value="0.0131353">
                <text:p>0.0131353</text:p>
              </table:table-cell>
            </table:table-row>
            <table:table-row>
              <table:table-cell office:value-type="float" office:value="0.183355">
                <text:p>0.183355</text:p>
              </table:table-cell>
              <table:table-cell office:value-type="float" office:value="0.0122099">
                <text:p>0.0122099</text:p>
              </table:table-cell>
            </table:table-row>
            <table:table-row>
              <table:table-cell office:value-type="float" office:value="0.174231">
                <text:p>0.174231</text:p>
              </table:table-cell>
              <table:table-cell office:value-type="float" office:value="0.0112839">
                <text:p>0.0112839</text:p>
              </table:table-cell>
            </table:table-row>
            <table:table-row>
              <table:table-cell office:value-type="float" office:value="0.164952">
                <text:p>0.164952</text:p>
              </table:table-cell>
              <table:table-cell office:value-type="float" office:value="0.0103571">
                <text:p>0.0103571</text:p>
              </table:table-cell>
            </table:table-row>
            <table:table-row>
              <table:table-cell office:value-type="float" office:value="0.155496">
                <text:p>0.155496</text:p>
              </table:table-cell>
              <table:table-cell office:value-type="float" office:value="0.0094295">
                <text:p>0.0094295</text:p>
              </table:table-cell>
            </table:table-row>
            <table:table-row>
              <table:table-cell office:value-type="float" office:value="0.145836">
                <text:p>0.145836</text:p>
              </table:table-cell>
              <table:table-cell office:value-type="float" office:value="0.00850132">
                <text:p>0.00850132</text:p>
              </table:table-cell>
            </table:table-row>
            <table:table-row>
              <table:table-cell office:value-type="float" office:value="0.135934">
                <text:p>0.135934</text:p>
              </table:table-cell>
              <table:table-cell office:value-type="float" office:value="0.00757338">
                <text:p>0.00757338</text:p>
              </table:table-cell>
            </table:table-row>
            <table:table-row>
              <table:table-cell office:value-type="float" office:value="0.125749">
                <text:p>0.125749</text:p>
              </table:table-cell>
              <table:table-cell office:value-type="float" office:value="0.00664723">
                <text:p>0.00664723</text:p>
              </table:table-cell>
            </table:table-row>
            <table:table-row>
              <table:table-cell office:value-type="float" office:value="0.115228">
                <text:p>0.115228</text:p>
              </table:table-cell>
              <table:table-cell office:value-type="float" office:value="0.00572566">
                <text:p>0.00572566</text:p>
              </table:table-cell>
            </table:table-row>
            <table:table-row>
              <table:table-cell office:value-type="float" office:value="0.104309">
                <text:p>0.104309</text:p>
              </table:table-cell>
              <table:table-cell office:value-type="float" office:value="0.00481319">
                <text:p>0.00481319</text:p>
              </table:table-cell>
            </table:table-row>
            <table:table-row>
              <table:table-cell office:value-type="float" office:value="0.0929155">
                <text:p>0.0929155</text:p>
              </table:table-cell>
              <table:table-cell office:value-type="float" office:value="0.00391699">
                <text:p>0.00391699</text:p>
              </table:table-cell>
            </table:table-row>
            <table:table-row>
              <table:table-cell office:value-type="float" office:value="0.0809586">
                <text:p>0.0809586</text:p>
              </table:table-cell>
              <table:table-cell office:value-type="float" office:value="0.00304814">
                <text:p>0.00304814</text:p>
              </table:table-cell>
            </table:table-row>
            <table:table-row>
              <table:table-cell office:value-type="float" office:value="0.068335">
                <text:p>0.068335</text:p>
              </table:table-cell>
              <table:table-cell office:value-type="float" office:value="0.00222357">
                <text:p>0.00222357</text:p>
              </table:table-cell>
            </table:table-row>
            <table:table-row>
              <table:table-cell office:value-type="float" office:value="0.0549371">
                <text:p>0.0549371</text:p>
              </table:table-cell>
              <table:table-cell office:value-type="float" office:value="0.00146871">
                <text:p>0.00146871</text:p>
              </table:table-cell>
            </table:table-row>
            <table:table-row>
              <table:table-cell office:value-type="float" office:value="0.0406775">
                <text:p>0.0406775</text:p>
              </table:table-cell>
              <table:table-cell office:value-type="float" office:value="0.000820459">
                <text:p>0.000820459</text:p>
              </table:table-cell>
            </table:table-row>
            <table:table-row>
              <table:table-cell office:value-type="float" office:value="0.0255471">
                <text:p>0.0255471</text:p>
              </table:table-cell>
              <table:table-cell office:value-type="float" office:value="0.000328274">
                <text:p>0.000328274</text:p>
              </table:table-cell>
            </table:table-row>
            <table:table-row>
              <table:table-cell office:value-type="float" office:value="0.0100005">
                <text:p>0.0100005</text:p>
              </table:table-cell>
              <table:table-cell office:value-type="float" office:value="0.0000507107">
                <text:p>0.0000507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3cm" svg:y="0.316cm" chart:style-name="ch2">
          <text:p>dLoop_cubic</text:p>
        </chart:title>
        <chart:legend chart:legend-position="end" svg:x="13.148cm" svg:y="4.201cm" style:legend-expansion="high" chart:style-name="ch3"/>
        <chart:plot-area chart:style-name="ch4" table:cell-range-address="Sheet1.J1:Sheet1.K84" svg:x="1.331cm" svg:y="1.275cm" svg:width="11.497cm" svg:height="6.564cm">
          <chartooo:coordinate-region svg:x="3.064cm" svg:y="1.474cm" svg:width="9.021cm" svg:height="5.718cm"/>
          <chart:axis chart:dimension="x" chart:name="primary-x" chart:style-name="ch5">
            <chart:title svg:x="6.638cm" svg:y="8.019cm" chart:style-name="ch6">
              <text:p>epsH</text:p>
            </chart:title>
          </chart:axis>
          <chart:axis chart:dimension="y" chart:name="primary-y" chart:style-name="ch5">
            <chart:title svg:x="0.451cm" svg:y="4.919cm" chart:style-name="ch7">
              <text:p>zeta</text:p>
            </chart:title>
            <chart:grid chart:style-name="ch8" chart:class="major"/>
          </chart:axis>
          <chart:series chart:style-name="ch9" chart:values-cell-range-address="Sheet1.K1:Sheet1.K84" chart:class="chart:scatter">
            <chart:domain table:cell-range-address="Sheet1.J1:Sheet1.J84"/>
            <chart:data-point chart:repeated="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7528">
                <text:p>0.337528</text:p>
                <draw:g>
                  <svg:desc>Sheet1.J1:Sheet1.J84</svg:desc>
                </draw:g>
              </table:table-cell>
              <table:table-cell office:value-type="float" office:value="0.00930177">
                <text:p>0.00930177</text:p>
                <draw:g>
                  <svg:desc>Sheet1.K1:Sheet1.K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7738">
                <text:p>0.317738</text:p>
              </table:table-cell>
              <table:table-cell office:value-type="float" office:value="0.00841445">
                <text:p>0.00841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456">
                <text:p>0.297456</text:p>
              </table:table-cell>
              <table:table-cell office:value-type="float" office:value="0.00751927">
                <text:p>0.0075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6689">
                <text:p>0.276689</text:p>
              </table:table-cell>
              <table:table-cell office:value-type="float" office:value="0.00662592">
                <text:p>0.0066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545">
                <text:p>0.25545</text:p>
              </table:table-cell>
              <table:table-cell office:value-type="float" office:value="0.00574477">
                <text:p>0.00574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3756">
                <text:p>0.233756</text:p>
              </table:table-cell>
              <table:table-cell office:value-type="float" office:value="0.00488684">
                <text:p>0.00488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1625">
                <text:p>0.211625</text:p>
              </table:table-cell>
              <table:table-cell office:value-type="float" office:value="0.00406355">
                <text:p>0.00406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9081">
                <text:p>0.189081</text:p>
              </table:table-cell>
              <table:table-cell office:value-type="float" office:value="0.0032866">
                <text:p>0.0032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6155">
                <text:p>0.166155</text:p>
              </table:table-cell>
              <table:table-cell office:value-type="float" office:value="0.00256765">
                <text:p>0.00256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2879">
                <text:p>0.142879</text:p>
              </table:table-cell>
              <table:table-cell office:value-type="float" office:value="0.00191809">
                <text:p>0.00191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291">
                <text:p>0.119291</text:p>
              </table:table-cell>
              <table:table-cell office:value-type="float" office:value="0.00134872">
                <text:p>0.00134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54356">
                <text:p>0.0954356</text:p>
              </table:table-cell>
              <table:table-cell office:value-type="float" office:value="0.000869424">
                <text:p>0.000869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3604">
                <text:p>0.0713604</text:p>
              </table:table-cell>
              <table:table-cell office:value-type="float" office:value="0.000488815">
                <text:p>0.000488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1174">
                <text:p>0.0471174</text:p>
              </table:table-cell>
              <table:table-cell office:value-type="float" office:value="0.000213951">
                <text:p>0.000213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7619">
                <text:p>0.0227619</text:p>
              </table:table-cell>
              <table:table-cell office:value-type="float" office:value="0.0000500481">
                <text:p>0.0000500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0001">
                <text:p>0.0200001</text:p>
              </table:table-cell>
              <table:table-cell office:value-type="float" office:value="0.0000386461">
                <text:p>0.0000386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8151">
                <text:p>0.368151</text:p>
              </table:table-cell>
              <table:table-cell office:value-type="float" office:value="0.0106834">
                <text:p>0.0106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6637">
                <text:p>0.386637</text:p>
              </table:table-cell>
              <table:table-cell office:value-type="float" office:value="0.0115111">
                <text:p>0.0115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462">
                <text:p>0.40462</text:p>
              </table:table-cell>
              <table:table-cell office:value-type="float" office:value="0.0123033">
                <text:p>0.0123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22102">
                <text:p>0.422102</text:p>
              </table:table-cell>
              <table:table-cell office:value-type="float" office:value="0.0130544">
                <text:p>0.0130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9087">
                <text:p>0.439087</text:p>
              </table:table-cell>
              <table:table-cell office:value-type="float" office:value="0.0137596">
                <text:p>0.0137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5579">
                <text:p>0.455579</text:p>
              </table:table-cell>
              <table:table-cell office:value-type="float" office:value="0.0144151">
                <text:p>0.0144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1587">
                <text:p>0.471587</text:p>
              </table:table-cell>
              <table:table-cell office:value-type="float" office:value="0.0150177">
                <text:p>0.0150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7116">
                <text:p>0.487116</text:p>
              </table:table-cell>
              <table:table-cell office:value-type="float" office:value="0.0155651">
                <text:p>0.0155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175">
                <text:p>0.502175</text:p>
              </table:table-cell>
              <table:table-cell office:value-type="float" office:value="0.0160556">
                <text:p>0.0160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6774">
                <text:p>0.516774</text:p>
              </table:table-cell>
              <table:table-cell office:value-type="float" office:value="0.0164881">
                <text:p>0.0164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30921">
                <text:p>0.530921</text:p>
              </table:table-cell>
              <table:table-cell office:value-type="float" office:value="0.0168622">
                <text:p>0.0168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4626">
                <text:p>0.544626</text:p>
              </table:table-cell>
              <table:table-cell office:value-type="float" office:value="0.0171777">
                <text:p>0.0171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57899">
                <text:p>0.557899</text:p>
              </table:table-cell>
              <table:table-cell office:value-type="float" office:value="0.0174352">
                <text:p>0.0174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0752">
                <text:p>0.570752</text:p>
              </table:table-cell>
              <table:table-cell office:value-type="float" office:value="0.0176352">
                <text:p>0.0176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3193">
                <text:p>0.583193</text:p>
              </table:table-cell>
              <table:table-cell office:value-type="float" office:value="0.017779">
                <text:p>0.017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5233">
                <text:p>0.595233</text:p>
              </table:table-cell>
              <table:table-cell office:value-type="float" office:value="0.0178679">
                <text:p>0.0178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6882">
                <text:p>0.606882</text:p>
              </table:table-cell>
              <table:table-cell office:value-type="float" office:value="0.0179036">
                <text:p>0.0179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815">
                <text:p>0.61815</text:p>
              </table:table-cell>
              <table:table-cell office:value-type="float" office:value="0.0178877">
                <text:p>0.0178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9047">
                <text:p>0.629047</text:p>
              </table:table-cell>
              <table:table-cell office:value-type="float" office:value="0.0178223">
                <text:p>0.0178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39582">
                <text:p>0.639582</text:p>
              </table:table-cell>
              <table:table-cell office:value-type="float" office:value="0.0177095">
                <text:p>0.0177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9766">
                <text:p>0.649766</text:p>
              </table:table-cell>
              <table:table-cell office:value-type="float" office:value="0.0175514">
                <text:p>0.0175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59605">
                <text:p>0.659605</text:p>
              </table:table-cell>
              <table:table-cell office:value-type="float" office:value="0.0173505">
                <text:p>0.0173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911">
                <text:p>0.66911</text:p>
              </table:table-cell>
              <table:table-cell office:value-type="float" office:value="0.0171089">
                <text:p>0.01710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8289">
                <text:p>0.678289</text:p>
              </table:table-cell>
              <table:table-cell office:value-type="float" office:value="0.0168292">
                <text:p>0.0168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7149">
                <text:p>0.687149</text:p>
              </table:table-cell>
              <table:table-cell office:value-type="float" office:value="0.0165138">
                <text:p>0.0165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5699">
                <text:p>0.695699</text:p>
              </table:table-cell>
              <table:table-cell office:value-type="float" office:value="0.0161651">
                <text:p>0.0161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3947">
                <text:p>0.703947</text:p>
              </table:table-cell>
              <table:table-cell office:value-type="float" office:value="0.0157857">
                <text:p>0.0157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898">
                <text:p>0.711898</text:p>
              </table:table-cell>
              <table:table-cell office:value-type="float" office:value="0.0153779">
                <text:p>0.0153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9561">
                <text:p>0.719561</text:p>
              </table:table-cell>
              <table:table-cell office:value-type="float" office:value="0.0149444">
                <text:p>0.0149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6941">
                <text:p>0.726941</text:p>
              </table:table-cell>
              <table:table-cell office:value-type="float" office:value="0.0144875">
                <text:p>0.0144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4045">
                <text:p>0.734045</text:p>
              </table:table-cell>
              <table:table-cell office:value-type="float" office:value="0.0140097">
                <text:p>0.0140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088">
                <text:p>0.74088</text:p>
              </table:table-cell>
              <table:table-cell office:value-type="float" office:value="0.0135135">
                <text:p>0.0135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7452">
                <text:p>0.747452</text:p>
              </table:table-cell>
              <table:table-cell office:value-type="float" office:value="0.0130013">
                <text:p>0.0130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3765">
                <text:p>0.753765</text:p>
              </table:table-cell>
              <table:table-cell office:value-type="float" office:value="0.0124753">
                <text:p>0.0124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9825">
                <text:p>0.759825</text:p>
              </table:table-cell>
              <table:table-cell office:value-type="float" office:value="0.0119381">
                <text:p>0.0119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5638">
                <text:p>0.765638</text:p>
              </table:table-cell>
              <table:table-cell office:value-type="float" office:value="0.0113918">
                <text:p>0.0113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1209">
                <text:p>0.771209</text:p>
              </table:table-cell>
              <table:table-cell office:value-type="float" office:value="0.0108388">
                <text:p>0.01083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76543">
                <text:p>0.776543</text:p>
              </table:table-cell>
              <table:table-cell office:value-type="float" office:value="0.0102813">
                <text:p>0.01028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81644">
                <text:p>0.781644</text:p>
              </table:table-cell>
              <table:table-cell office:value-type="float" office:value="0.00972146">
                <text:p>0.00972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6517">
                <text:p>0.786517</text:p>
              </table:table-cell>
              <table:table-cell office:value-type="float" office:value="0.00916141">
                <text:p>0.00916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1167">
                <text:p>0.791167</text:p>
              </table:table-cell>
              <table:table-cell office:value-type="float" office:value="0.00860324">
                <text:p>0.00860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5598">
                <text:p>0.795598</text:p>
              </table:table-cell>
              <table:table-cell office:value-type="float" office:value="0.00804899">
                <text:p>0.00804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814">
                <text:p>0.799814</text:p>
              </table:table-cell>
              <table:table-cell office:value-type="float" office:value="0.00750062">
                <text:p>0.007500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382">
                <text:p>0.80382</text:p>
              </table:table-cell>
              <table:table-cell office:value-type="float" office:value="0.00696005">
                <text:p>0.00696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07618">
                <text:p>0.807618</text:p>
              </table:table-cell>
              <table:table-cell office:value-type="float" office:value="0.00642913">
                <text:p>0.006429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1214">
                <text:p>0.811214</text:p>
              </table:table-cell>
              <table:table-cell office:value-type="float" office:value="0.00590964">
                <text:p>0.00590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14611">
                <text:p>0.814611</text:p>
              </table:table-cell>
              <table:table-cell office:value-type="float" office:value="0.00540332">
                <text:p>0.00540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17813">
                <text:p>0.817813</text:p>
              </table:table-cell>
              <table:table-cell office:value-type="float" office:value="0.00491179">
                <text:p>0.004911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20823">
                <text:p>0.820823</text:p>
              </table:table-cell>
              <table:table-cell office:value-type="float" office:value="0.00443665">
                <text:p>0.00443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23645">
                <text:p>0.823645</text:p>
              </table:table-cell>
              <table:table-cell office:value-type="float" office:value="0.00397939">
                <text:p>0.003979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26282">
                <text:p>0.826282</text:p>
              </table:table-cell>
              <table:table-cell office:value-type="float" office:value="0.00354144">
                <text:p>0.00354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28738">
                <text:p>0.828738</text:p>
              </table:table-cell>
              <table:table-cell office:value-type="float" office:value="0.00312414">
                <text:p>0.003124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31015">
                <text:p>0.831015</text:p>
              </table:table-cell>
              <table:table-cell office:value-type="float" office:value="0.00272875">
                <text:p>0.00272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3116">
                <text:p>0.833116</text:p>
              </table:table-cell>
              <table:table-cell office:value-type="float" office:value="0.00235647">
                <text:p>0.002356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35045">
                <text:p>0.835045</text:p>
              </table:table-cell>
              <table:table-cell office:value-type="float" office:value="0.00200838">
                <text:p>0.002008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36804">
                <text:p>0.836804</text:p>
              </table:table-cell>
              <table:table-cell office:value-type="float" office:value="0.0016855">
                <text:p>0.0016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38396">
                <text:p>0.838396</text:p>
              </table:table-cell>
              <table:table-cell office:value-type="float" office:value="0.00138876">
                <text:p>0.00138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9823">
                <text:p>0.839823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1088">
                <text:p>0.841088</text:p>
              </table:table-cell>
              <table:table-cell office:value-type="float" office:value="0.000876983">
                <text:p>0.0008769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42191">
                <text:p>0.842191</text:p>
              </table:table-cell>
              <table:table-cell office:value-type="float" office:value="0.000663378">
                <text:p>0.000663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43136">
                <text:p>0.843136</text:p>
              </table:table-cell>
              <table:table-cell office:value-type="float" office:value="0.000478775">
                <text:p>0.000478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3923">
                <text:p>0.843923</text:p>
              </table:table-cell>
              <table:table-cell office:value-type="float" office:value="0.000323675">
                <text:p>0.000323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4554">
                <text:p>0.844554</text:p>
              </table:table-cell>
              <table:table-cell office:value-type="float" office:value="0.000198499">
                <text:p>0.000198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503">
                <text:p>0.84503</text:p>
              </table:table-cell>
              <table:table-cell office:value-type="float" office:value="0.000103583">
                <text:p>0.000103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5351">
                <text:p>0.845351</text:p>
              </table:table-cell>
              <table:table-cell office:value-type="float" office:value="0.0000391801">
                <text:p>0.00003918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5519">
                <text:p>0.845519</text:p>
              </table:table-cell>
              <table:table-cell office:value-type="float" office:value="0.00000546195">
                <text:p>0.00000546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5546">
                <text:p>0.845546</text:p>
              </table:table-cell>
              <table:table-cell office:value-type="float" office:value="0.0000000767674">
                <text:p>0.0000000767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5546">
                <text:p>0.845546</text:p>
              </table:table-cell>
              <table:table-cell office:value-type="float" office:value="0.0000000414049">
                <text:p>0.0000000414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